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6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61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1.221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3.385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1.609cm"/>
    </style:style>
    <style:style style:name="co12" style:family="table-column">
      <style:table-column-properties fo:break-before="auto" style:column-width="2.302cm"/>
    </style:style>
    <style:style style:name="co13" style:family="table-column">
      <style:table-column-properties fo:break-before="auto" style:column-width="3.328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2.3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macr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>
            <text:p>Dec</text:p>
          </table:table-cell>
          <table:table-cell table:style-name="ce1"/>
          <table:table-cell table:style-name="ce1" office:value-type="string">
            <text:p>Bin</text:p>
          </table:table-cell>
          <table:table-cell table:style-name="ce1"/>
          <table:table-cell table:style-name="ce1" office:value-type="string">
            <text:p>Hex</text:p>
          </table:table-cell>
          <table:table-cell table:style-name="ce1" table:number-columns-repeated="1010"/>
        </table:table-row>
        <table:table-row table:style-name="ro2">
          <table:table-cell office:value-type="float" office:value="0">
            <text:p>0</text:p>
          </table:table-cell>
          <table:table-cell/>
          <table:table-cell table:formula="of:=TOBIN([.A2])" office:value-type="string" office:string-value="0000 0000">
            <text:p>0000 0000</text:p>
          </table:table-cell>
          <table:table-cell/>
          <table:table-cell table:formula="of:=&quot;0x&quot;&amp;TOHEX([.A2])" office:value-type="string" office:string-value="0x00">
            <text:p>0x00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/>
          <table:table-cell table:formula="of:=TOBIN([.A3])" office:value-type="string" office:string-value="0000 0001">
            <text:p>0000 0001</text:p>
          </table:table-cell>
          <table:table-cell/>
          <table:table-cell table:formula="of:=&quot;0x&quot;&amp;TOHEX([.A3])" office:value-type="string" office:string-value="0x01">
            <text:p>0x01</text:p>
          </table:table-cell>
          <table:table-cell table:number-columns-repeated="1010"/>
        </table:table-row>
        <table:table-row table:style-name="ro2">
          <table:table-cell office:value-type="float" office:value="2">
            <text:p>2</text:p>
          </table:table-cell>
          <table:table-cell/>
          <table:table-cell table:formula="of:=TOBIN([.A4])" office:value-type="string" office:string-value="0000 0010">
            <text:p>0000 0010</text:p>
          </table:table-cell>
          <table:table-cell/>
          <table:table-cell table:formula="of:=&quot;0x&quot;&amp;TOHEX([.A4])" office:value-type="string" office:string-value="0x02">
            <text:p>0x02</text:p>
          </table:table-cell>
          <table:table-cell table:number-columns-repeated="1010"/>
        </table:table-row>
        <table:table-row table:style-name="ro2">
          <table:table-cell office:value-type="float" office:value="3">
            <text:p>3</text:p>
          </table:table-cell>
          <table:table-cell/>
          <table:table-cell table:formula="of:=TOBIN([.A5])" office:value-type="string" office:string-value="0000 0011">
            <text:p>0000 0011</text:p>
          </table:table-cell>
          <table:table-cell/>
          <table:table-cell table:formula="of:=&quot;0x&quot;&amp;TOHEX([.A5])" office:value-type="string" office:string-value="0x03">
            <text:p>0x03</text:p>
          </table:table-cell>
          <table:table-cell table:number-columns-repeated="1010"/>
        </table:table-row>
        <table:table-row table:style-name="ro2">
          <table:table-cell office:value-type="float" office:value="4">
            <text:p>4</text:p>
          </table:table-cell>
          <table:table-cell/>
          <table:table-cell table:formula="of:=TOBIN([.A6])" office:value-type="string" office:string-value="0000 0100">
            <text:p>0000 0100</text:p>
          </table:table-cell>
          <table:table-cell/>
          <table:table-cell table:formula="of:=&quot;0x&quot;&amp;TOHEX([.A6])" office:value-type="string" office:string-value="0x04">
            <text:p>0x04</text:p>
          </table:table-cell>
          <table:table-cell table:number-columns-repeated="1010"/>
        </table:table-row>
        <table:table-row table:style-name="ro2">
          <table:table-cell office:value-type="float" office:value="5">
            <text:p>5</text:p>
          </table:table-cell>
          <table:table-cell/>
          <table:table-cell table:formula="of:=TOBIN([.A7])" office:value-type="string" office:string-value="0000 0101">
            <text:p>0000 0101</text:p>
          </table:table-cell>
          <table:table-cell/>
          <table:table-cell table:formula="of:=&quot;0x&quot;&amp;TOHEX([.A7])" office:value-type="string" office:string-value="0x05">
            <text:p>0x05</text:p>
          </table:table-cell>
          <table:table-cell table:number-columns-repeated="1010"/>
        </table:table-row>
        <table:table-row table:style-name="ro2">
          <table:table-cell office:value-type="float" office:value="6">
            <text:p>6</text:p>
          </table:table-cell>
          <table:table-cell/>
          <table:table-cell table:formula="of:=TOBIN([.A8])" office:value-type="string" office:string-value="0000 0110">
            <text:p>0000 0110</text:p>
          </table:table-cell>
          <table:table-cell/>
          <table:table-cell table:formula="of:=&quot;0x&quot;&amp;TOHEX([.A8])" office:value-type="string" office:string-value="0x06">
            <text:p>0x06</text:p>
          </table:table-cell>
          <table:table-cell table:number-columns-repeated="1010"/>
        </table:table-row>
        <table:table-row table:style-name="ro2">
          <table:table-cell office:value-type="float" office:value="7">
            <text:p>7</text:p>
          </table:table-cell>
          <table:table-cell/>
          <table:table-cell table:formula="of:=TOBIN([.A9])" office:value-type="string" office:string-value="0000 0111">
            <text:p>0000 0111</text:p>
          </table:table-cell>
          <table:table-cell/>
          <table:table-cell table:formula="of:=&quot;0x&quot;&amp;TOHEX([.A9])" office:value-type="string" office:string-value="0x07">
            <text:p>0x07</text:p>
          </table:table-cell>
          <table:table-cell table:number-columns-repeated="1010"/>
        </table:table-row>
        <table:table-row table:style-name="ro2">
          <table:table-cell office:value-type="float" office:value="8">
            <text:p>8</text:p>
          </table:table-cell>
          <table:table-cell/>
          <table:table-cell table:formula="of:=TOBIN([.A10])" office:value-type="string" office:string-value="0000 1000">
            <text:p>0000 1000</text:p>
          </table:table-cell>
          <table:table-cell/>
          <table:table-cell table:formula="of:=&quot;0x&quot;&amp;TOHEX([.A10])" office:value-type="string" office:string-value="0x08">
            <text:p>0x08</text:p>
          </table:table-cell>
          <table:table-cell table:number-columns-repeated="1010"/>
        </table:table-row>
        <table:table-row table:style-name="ro2">
          <table:table-cell office:value-type="float" office:value="9">
            <text:p>9</text:p>
          </table:table-cell>
          <table:table-cell/>
          <table:table-cell table:formula="of:=TOBIN([.A11])" office:value-type="string" office:string-value="0000 1001">
            <text:p>0000 1001</text:p>
          </table:table-cell>
          <table:table-cell/>
          <table:table-cell table:formula="of:=&quot;0x&quot;&amp;TOHEX([.A11])" office:value-type="string" office:string-value="0x09">
            <text:p>0x09</text:p>
          </table:table-cell>
          <table:table-cell table:number-columns-repeated="1010"/>
        </table:table-row>
        <table:table-row table:style-name="ro2">
          <table:table-cell office:value-type="float" office:value="10">
            <text:p>10</text:p>
          </table:table-cell>
          <table:table-cell/>
          <table:table-cell table:formula="of:=TOBIN([.A12])" office:value-type="string" office:string-value="0000 1010">
            <text:p>0000 1010</text:p>
          </table:table-cell>
          <table:table-cell/>
          <table:table-cell table:formula="of:=&quot;0x&quot;&amp;TOHEX([.A12])" office:value-type="string" office:string-value="0x0A">
            <text:p>0x0A</text:p>
          </table:table-cell>
          <table:table-cell table:number-columns-repeated="1010"/>
        </table:table-row>
        <table:table-row table:style-name="ro2">
          <table:table-cell office:value-type="float" office:value="11">
            <text:p>11</text:p>
          </table:table-cell>
          <table:table-cell/>
          <table:table-cell table:formula="of:=TOBIN([.A13])" office:value-type="string" office:string-value="0000 1011">
            <text:p>0000 1011</text:p>
          </table:table-cell>
          <table:table-cell/>
          <table:table-cell table:formula="of:=&quot;0x&quot;&amp;TOHEX([.A13])" office:value-type="string" office:string-value="0x0B">
            <text:p>0x0B</text:p>
          </table:table-cell>
          <table:table-cell table:number-columns-repeated="1010"/>
        </table:table-row>
        <table:table-row table:style-name="ro2">
          <table:table-cell office:value-type="float" office:value="12">
            <text:p>12</text:p>
          </table:table-cell>
          <table:table-cell/>
          <table:table-cell table:formula="of:=TOBIN([.A14])" office:value-type="string" office:string-value="0000 1100">
            <text:p>0000 1100</text:p>
          </table:table-cell>
          <table:table-cell/>
          <table:table-cell table:formula="of:=&quot;0x&quot;&amp;TOHEX([.A14])" office:value-type="string" office:string-value="0x0C">
            <text:p>0x0C</text:p>
          </table:table-cell>
          <table:table-cell table:number-columns-repeated="1010"/>
        </table:table-row>
        <table:table-row table:style-name="ro2">
          <table:table-cell office:value-type="float" office:value="13">
            <text:p>13</text:p>
          </table:table-cell>
          <table:table-cell/>
          <table:table-cell table:formula="of:=TOBIN([.A15])" office:value-type="string" office:string-value="0000 1101">
            <text:p>0000 1101</text:p>
          </table:table-cell>
          <table:table-cell/>
          <table:table-cell table:formula="of:=&quot;0x&quot;&amp;TOHEX([.A15])" office:value-type="string" office:string-value="0x0D">
            <text:p>0x0D</text:p>
          </table:table-cell>
          <table:table-cell table:number-columns-repeated="1010"/>
        </table:table-row>
        <table:table-row table:style-name="ro2">
          <table:table-cell office:value-type="float" office:value="14">
            <text:p>14</text:p>
          </table:table-cell>
          <table:table-cell/>
          <table:table-cell table:formula="of:=TOBIN([.A16])" office:value-type="string" office:string-value="0000 1110">
            <text:p>0000 1110</text:p>
          </table:table-cell>
          <table:table-cell/>
          <table:table-cell table:formula="of:=&quot;0x&quot;&amp;TOHEX([.A16])" office:value-type="string" office:string-value="0x0E">
            <text:p>0x0E</text:p>
          </table:table-cell>
          <table:table-cell table:number-columns-repeated="1010"/>
        </table:table-row>
        <table:table-row table:style-name="ro2">
          <table:table-cell office:value-type="float" office:value="15">
            <text:p>15</text:p>
          </table:table-cell>
          <table:table-cell/>
          <table:table-cell table:formula="of:=TOBIN([.A17])" office:value-type="string" office:string-value="0000 1111">
            <text:p>0000 1111</text:p>
          </table:table-cell>
          <table:table-cell/>
          <table:table-cell table:formula="of:=&quot;0x&quot;&amp;TOHEX([.A17])" office:value-type="string" office:string-value="0x0F">
            <text:p>0x0F</text:p>
          </table:table-cell>
          <table:table-cell table:number-columns-repeated="1010"/>
        </table:table-row>
        <table:table-row table:style-name="ro2">
          <table:table-cell office:value-type="float" office:value="16">
            <text:p>16</text:p>
          </table:table-cell>
          <table:table-cell/>
          <table:table-cell table:formula="of:=TOBIN([.A18])" office:value-type="string" office:string-value="0001 0000">
            <text:p>0001 0000</text:p>
          </table:table-cell>
          <table:table-cell/>
          <table:table-cell table:formula="of:=&quot;0x&quot;&amp;TOHEX([.A18])" office:value-type="string" office:string-value="0x10">
            <text:p>0x10</text:p>
          </table:table-cell>
          <table:table-cell table:number-columns-repeated="1010"/>
        </table:table-row>
        <table:table-row table:style-name="ro2">
          <table:table-cell office:value-type="float" office:value="17">
            <text:p>17</text:p>
          </table:table-cell>
          <table:table-cell/>
          <table:table-cell table:formula="of:=TOBIN([.A19])" office:value-type="string" office:string-value="0001 0001">
            <text:p>0001 0001</text:p>
          </table:table-cell>
          <table:table-cell/>
          <table:table-cell table:formula="of:=&quot;0x&quot;&amp;TOHEX([.A19])" office:value-type="string" office:string-value="0x11">
            <text:p>0x11</text:p>
          </table:table-cell>
          <table:table-cell table:number-columns-repeated="1010"/>
        </table:table-row>
        <table:table-row table:style-name="ro2">
          <table:table-cell office:value-type="float" office:value="18">
            <text:p>18</text:p>
          </table:table-cell>
          <table:table-cell/>
          <table:table-cell table:formula="of:=TOBIN([.A20])" office:value-type="string" office:string-value="0001 0010">
            <text:p>0001 0010</text:p>
          </table:table-cell>
          <table:table-cell/>
          <table:table-cell table:formula="of:=&quot;0x&quot;&amp;TOHEX([.A20])" office:value-type="string" office:string-value="0x12">
            <text:p>0x12</text:p>
          </table:table-cell>
          <table:table-cell table:number-columns-repeated="1010"/>
        </table:table-row>
        <table:table-row table:style-name="ro2">
          <table:table-cell office:value-type="float" office:value="19">
            <text:p>19</text:p>
          </table:table-cell>
          <table:table-cell/>
          <table:table-cell table:formula="of:=TOBIN([.A21])" office:value-type="string" office:string-value="0001 0011">
            <text:p>0001 0011</text:p>
          </table:table-cell>
          <table:table-cell/>
          <table:table-cell table:formula="of:=&quot;0x&quot;&amp;TOHEX([.A21])" office:value-type="string" office:string-value="0x13">
            <text:p>0x13</text:p>
          </table:table-cell>
          <table:table-cell table:number-columns-repeated="1010"/>
        </table:table-row>
        <table:table-row table:style-name="ro2">
          <table:table-cell office:value-type="float" office:value="20">
            <text:p>20</text:p>
          </table:table-cell>
          <table:table-cell/>
          <table:table-cell table:formula="of:=TOBIN([.A22])" office:value-type="string" office:string-value="0001 0100">
            <text:p>0001 0100</text:p>
          </table:table-cell>
          <table:table-cell/>
          <table:table-cell table:formula="of:=&quot;0x&quot;&amp;TOHEX([.A22])" office:value-type="string" office:string-value="0x14">
            <text:p>0x14</text:p>
          </table:table-cell>
          <table:table-cell table:number-columns-repeated="1010"/>
        </table:table-row>
        <table:table-row table:style-name="ro2">
          <table:table-cell office:value-type="float" office:value="21">
            <text:p>21</text:p>
          </table:table-cell>
          <table:table-cell/>
          <table:table-cell table:formula="of:=TOBIN([.A23])" office:value-type="string" office:string-value="0001 0101">
            <text:p>0001 0101</text:p>
          </table:table-cell>
          <table:table-cell/>
          <table:table-cell table:formula="of:=&quot;0x&quot;&amp;TOHEX([.A23])" office:value-type="string" office:string-value="0x15">
            <text:p>0x15</text:p>
          </table:table-cell>
          <table:table-cell table:number-columns-repeated="1010"/>
        </table:table-row>
        <table:table-row table:style-name="ro2">
          <table:table-cell office:value-type="float" office:value="22">
            <text:p>22</text:p>
          </table:table-cell>
          <table:table-cell/>
          <table:table-cell table:formula="of:=TOBIN([.A24])" office:value-type="string" office:string-value="0001 0110">
            <text:p>0001 0110</text:p>
          </table:table-cell>
          <table:table-cell/>
          <table:table-cell table:formula="of:=&quot;0x&quot;&amp;TOHEX([.A24])" office:value-type="string" office:string-value="0x16">
            <text:p>0x16</text:p>
          </table:table-cell>
          <table:table-cell table:number-columns-repeated="1010"/>
        </table:table-row>
        <table:table-row table:style-name="ro2">
          <table:table-cell office:value-type="float" office:value="23">
            <text:p>23</text:p>
          </table:table-cell>
          <table:table-cell/>
          <table:table-cell table:formula="of:=TOBIN([.A25])" office:value-type="string" office:string-value="0001 0111">
            <text:p>0001 0111</text:p>
          </table:table-cell>
          <table:table-cell/>
          <table:table-cell table:formula="of:=&quot;0x&quot;&amp;TOHEX([.A25])" office:value-type="string" office:string-value="0x17">
            <text:p>0x17</text:p>
          </table:table-cell>
          <table:table-cell table:number-columns-repeated="1010"/>
        </table:table-row>
        <table:table-row table:style-name="ro2">
          <table:table-cell office:value-type="float" office:value="24">
            <text:p>24</text:p>
          </table:table-cell>
          <table:table-cell/>
          <table:table-cell table:formula="of:=TOBIN([.A26])" office:value-type="string" office:string-value="0001 1000">
            <text:p>0001 1000</text:p>
          </table:table-cell>
          <table:table-cell/>
          <table:table-cell table:formula="of:=&quot;0x&quot;&amp;TOHEX([.A26])" office:value-type="string" office:string-value="0x18">
            <text:p>0x18</text:p>
          </table:table-cell>
          <table:table-cell table:number-columns-repeated="1010"/>
        </table:table-row>
        <table:table-row table:style-name="ro2">
          <table:table-cell office:value-type="float" office:value="25">
            <text:p>25</text:p>
          </table:table-cell>
          <table:table-cell/>
          <table:table-cell table:formula="of:=TOBIN([.A27])" office:value-type="string" office:string-value="0001 1001">
            <text:p>0001 1001</text:p>
          </table:table-cell>
          <table:table-cell/>
          <table:table-cell table:formula="of:=&quot;0x&quot;&amp;TOHEX([.A27])" office:value-type="string" office:string-value="0x19">
            <text:p>0x19</text:p>
          </table:table-cell>
          <table:table-cell table:number-columns-repeated="1010"/>
        </table:table-row>
        <table:table-row table:style-name="ro2">
          <table:table-cell office:value-type="float" office:value="26">
            <text:p>26</text:p>
          </table:table-cell>
          <table:table-cell/>
          <table:table-cell table:formula="of:=TOBIN([.A28])" office:value-type="string" office:string-value="0001 1010">
            <text:p>0001 1010</text:p>
          </table:table-cell>
          <table:table-cell/>
          <table:table-cell table:formula="of:=&quot;0x&quot;&amp;TOHEX([.A28])" office:value-type="string" office:string-value="0x1A">
            <text:p>0x1A</text:p>
          </table:table-cell>
          <table:table-cell table:number-columns-repeated="1010"/>
        </table:table-row>
        <table:table-row table:style-name="ro2">
          <table:table-cell office:value-type="float" office:value="27">
            <text:p>27</text:p>
          </table:table-cell>
          <table:table-cell/>
          <table:table-cell table:formula="of:=TOBIN([.A29])" office:value-type="string" office:string-value="0001 1011">
            <text:p>0001 1011</text:p>
          </table:table-cell>
          <table:table-cell/>
          <table:table-cell table:formula="of:=&quot;0x&quot;&amp;TOHEX([.A29])" office:value-type="string" office:string-value="0x1B">
            <text:p>0x1B</text:p>
          </table:table-cell>
          <table:table-cell table:number-columns-repeated="1010"/>
        </table:table-row>
        <table:table-row table:style-name="ro2">
          <table:table-cell office:value-type="float" office:value="28">
            <text:p>28</text:p>
          </table:table-cell>
          <table:table-cell/>
          <table:table-cell table:formula="of:=TOBIN([.A30])" office:value-type="string" office:string-value="0001 1100">
            <text:p>0001 1100</text:p>
          </table:table-cell>
          <table:table-cell/>
          <table:table-cell table:formula="of:=&quot;0x&quot;&amp;TOHEX([.A30])" office:value-type="string" office:string-value="0x1C">
            <text:p>0x1C</text:p>
          </table:table-cell>
          <table:table-cell table:number-columns-repeated="1010"/>
        </table:table-row>
        <table:table-row table:style-name="ro2">
          <table:table-cell office:value-type="float" office:value="29">
            <text:p>29</text:p>
          </table:table-cell>
          <table:table-cell/>
          <table:table-cell table:formula="of:=TOBIN([.A31])" office:value-type="string" office:string-value="0001 1101">
            <text:p>0001 1101</text:p>
          </table:table-cell>
          <table:table-cell/>
          <table:table-cell table:formula="of:=&quot;0x&quot;&amp;TOHEX([.A31])" office:value-type="string" office:string-value="0x1D">
            <text:p>0x1D</text:p>
          </table:table-cell>
          <table:table-cell table:number-columns-repeated="1010"/>
        </table:table-row>
        <table:table-row table:style-name="ro2">
          <table:table-cell office:value-type="float" office:value="30">
            <text:p>30</text:p>
          </table:table-cell>
          <table:table-cell/>
          <table:table-cell table:formula="of:=TOBIN([.A32])" office:value-type="string" office:string-value="0001 1110">
            <text:p>0001 1110</text:p>
          </table:table-cell>
          <table:table-cell/>
          <table:table-cell table:formula="of:=&quot;0x&quot;&amp;TOHEX([.A32])" office:value-type="string" office:string-value="0x1E">
            <text:p>0x1E</text:p>
          </table:table-cell>
          <table:table-cell table:number-columns-repeated="1010"/>
        </table:table-row>
        <table:table-row table:style-name="ro2">
          <table:table-cell office:value-type="float" office:value="31">
            <text:p>31</text:p>
          </table:table-cell>
          <table:table-cell/>
          <table:table-cell table:formula="of:=TOBIN([.A33])" office:value-type="string" office:string-value="0001 1111">
            <text:p>0001 1111</text:p>
          </table:table-cell>
          <table:table-cell/>
          <table:table-cell table:formula="of:=&quot;0x&quot;&amp;TOHEX([.A33])" office:value-type="string" office:string-value="0x1F">
            <text:p>0x1F</text:p>
          </table:table-cell>
          <table:table-cell table:number-columns-repeated="1010"/>
        </table:table-row>
        <table:table-row table:style-name="ro2">
          <table:table-cell office:value-type="float" office:value="32">
            <text:p>32</text:p>
          </table:table-cell>
          <table:table-cell/>
          <table:table-cell table:formula="of:=TOBIN([.A34])" office:value-type="string" office:string-value="0010 0000">
            <text:p>0010 0000</text:p>
          </table:table-cell>
          <table:table-cell/>
          <table:table-cell table:formula="of:=&quot;0x&quot;&amp;TOHEX([.A34])" office:value-type="string" office:string-value="0x20">
            <text:p>0x20</text:p>
          </table:table-cell>
          <table:table-cell table:number-columns-repeated="1010"/>
        </table:table-row>
        <table:table-row table:style-name="ro2">
          <table:table-cell office:value-type="float" office:value="33">
            <text:p>33</text:p>
          </table:table-cell>
          <table:table-cell/>
          <table:table-cell table:formula="of:=TOBIN([.A35])" office:value-type="string" office:string-value="0010 0001">
            <text:p>0010 0001</text:p>
          </table:table-cell>
          <table:table-cell/>
          <table:table-cell table:formula="of:=&quot;0x&quot;&amp;TOHEX([.A35])" office:value-type="string" office:string-value="0x21">
            <text:p>0x21</text:p>
          </table:table-cell>
          <table:table-cell table:number-columns-repeated="1010"/>
        </table:table-row>
        <table:table-row table:style-name="ro2">
          <table:table-cell office:value-type="float" office:value="34">
            <text:p>34</text:p>
          </table:table-cell>
          <table:table-cell/>
          <table:table-cell table:formula="of:=TOBIN([.A36])" office:value-type="string" office:string-value="0010 0010">
            <text:p>0010 0010</text:p>
          </table:table-cell>
          <table:table-cell/>
          <table:table-cell table:formula="of:=&quot;0x&quot;&amp;TOHEX([.A36])" office:value-type="string" office:string-value="0x22">
            <text:p>0x22</text:p>
          </table:table-cell>
          <table:table-cell table:number-columns-repeated="1010"/>
        </table:table-row>
        <table:table-row table:style-name="ro2">
          <table:table-cell office:value-type="float" office:value="35">
            <text:p>35</text:p>
          </table:table-cell>
          <table:table-cell/>
          <table:table-cell table:formula="of:=TOBIN([.A37])" office:value-type="string" office:string-value="0010 0011">
            <text:p>0010 0011</text:p>
          </table:table-cell>
          <table:table-cell/>
          <table:table-cell table:formula="of:=&quot;0x&quot;&amp;TOHEX([.A37])" office:value-type="string" office:string-value="0x23">
            <text:p>0x23</text:p>
          </table:table-cell>
          <table:table-cell table:number-columns-repeated="1010"/>
        </table:table-row>
        <table:table-row table:style-name="ro2">
          <table:table-cell office:value-type="float" office:value="36">
            <text:p>36</text:p>
          </table:table-cell>
          <table:table-cell/>
          <table:table-cell table:formula="of:=TOBIN([.A38])" office:value-type="string" office:string-value="0010 0100">
            <text:p>0010 0100</text:p>
          </table:table-cell>
          <table:table-cell/>
          <table:table-cell table:formula="of:=&quot;0x&quot;&amp;TOHEX([.A38])" office:value-type="string" office:string-value="0x24">
            <text:p>0x24</text:p>
          </table:table-cell>
          <table:table-cell table:number-columns-repeated="1010"/>
        </table:table-row>
        <table:table-row table:style-name="ro2">
          <table:table-cell office:value-type="float" office:value="37">
            <text:p>37</text:p>
          </table:table-cell>
          <table:table-cell/>
          <table:table-cell table:formula="of:=TOBIN([.A39])" office:value-type="string" office:string-value="0010 0101">
            <text:p>0010 0101</text:p>
          </table:table-cell>
          <table:table-cell/>
          <table:table-cell table:formula="of:=&quot;0x&quot;&amp;TOHEX([.A39])" office:value-type="string" office:string-value="0x25">
            <text:p>0x25</text:p>
          </table:table-cell>
          <table:table-cell table:number-columns-repeated="1010"/>
        </table:table-row>
        <table:table-row table:style-name="ro2">
          <table:table-cell office:value-type="float" office:value="38">
            <text:p>38</text:p>
          </table:table-cell>
          <table:table-cell/>
          <table:table-cell table:formula="of:=TOBIN([.A40])" office:value-type="string" office:string-value="0010 0110">
            <text:p>0010 0110</text:p>
          </table:table-cell>
          <table:table-cell/>
          <table:table-cell table:formula="of:=&quot;0x&quot;&amp;TOHEX([.A40])" office:value-type="string" office:string-value="0x26">
            <text:p>0x26</text:p>
          </table:table-cell>
          <table:table-cell table:number-columns-repeated="1010"/>
        </table:table-row>
        <table:table-row table:style-name="ro2">
          <table:table-cell office:value-type="float" office:value="39">
            <text:p>39</text:p>
          </table:table-cell>
          <table:table-cell/>
          <table:table-cell table:formula="of:=TOBIN([.A41])" office:value-type="string" office:string-value="0010 0111">
            <text:p>0010 0111</text:p>
          </table:table-cell>
          <table:table-cell/>
          <table:table-cell table:formula="of:=&quot;0x&quot;&amp;TOHEX([.A41])" office:value-type="string" office:string-value="0x27">
            <text:p>0x27</text:p>
          </table:table-cell>
          <table:table-cell table:number-columns-repeated="1010"/>
        </table:table-row>
        <table:table-row table:style-name="ro2">
          <table:table-cell office:value-type="float" office:value="40">
            <text:p>40</text:p>
          </table:table-cell>
          <table:table-cell/>
          <table:table-cell table:formula="of:=TOBIN([.A42])" office:value-type="string" office:string-value="0010 1000">
            <text:p>0010 1000</text:p>
          </table:table-cell>
          <table:table-cell/>
          <table:table-cell table:formula="of:=&quot;0x&quot;&amp;TOHEX([.A42])" office:value-type="string" office:string-value="0x28">
            <text:p>0x28</text:p>
          </table:table-cell>
          <table:table-cell table:number-columns-repeated="1010"/>
        </table:table-row>
        <table:table-row table:style-name="ro2">
          <table:table-cell office:value-type="float" office:value="41">
            <text:p>41</text:p>
          </table:table-cell>
          <table:table-cell/>
          <table:table-cell table:formula="of:=TOBIN([.A43])" office:value-type="string" office:string-value="0010 1001">
            <text:p>0010 1001</text:p>
          </table:table-cell>
          <table:table-cell/>
          <table:table-cell table:formula="of:=&quot;0x&quot;&amp;TOHEX([.A43])" office:value-type="string" office:string-value="0x29">
            <text:p>0x29</text:p>
          </table:table-cell>
          <table:table-cell table:number-columns-repeated="1010"/>
        </table:table-row>
        <table:table-row table:style-name="ro2">
          <table:table-cell office:value-type="float" office:value="42">
            <text:p>42</text:p>
          </table:table-cell>
          <table:table-cell/>
          <table:table-cell table:formula="of:=TOBIN([.A44])" office:value-type="string" office:string-value="0010 1010">
            <text:p>0010 1010</text:p>
          </table:table-cell>
          <table:table-cell/>
          <table:table-cell table:formula="of:=&quot;0x&quot;&amp;TOHEX([.A44])" office:value-type="string" office:string-value="0x2A">
            <text:p>0x2A</text:p>
          </table:table-cell>
          <table:table-cell table:number-columns-repeated="1010"/>
        </table:table-row>
        <table:table-row table:style-name="ro2">
          <table:table-cell office:value-type="float" office:value="43">
            <text:p>43</text:p>
          </table:table-cell>
          <table:table-cell/>
          <table:table-cell table:formula="of:=TOBIN([.A45])" office:value-type="string" office:string-value="0010 1011">
            <text:p>0010 1011</text:p>
          </table:table-cell>
          <table:table-cell/>
          <table:table-cell table:formula="of:=&quot;0x&quot;&amp;TOHEX([.A45])" office:value-type="string" office:string-value="0x2B">
            <text:p>0x2B</text:p>
          </table:table-cell>
          <table:table-cell table:number-columns-repeated="1010"/>
        </table:table-row>
        <table:table-row table:style-name="ro2">
          <table:table-cell office:value-type="float" office:value="44">
            <text:p>44</text:p>
          </table:table-cell>
          <table:table-cell/>
          <table:table-cell table:formula="of:=TOBIN([.A46])" office:value-type="string" office:string-value="0010 1100">
            <text:p>0010 1100</text:p>
          </table:table-cell>
          <table:table-cell/>
          <table:table-cell table:formula="of:=&quot;0x&quot;&amp;TOHEX([.A46])" office:value-type="string" office:string-value="0x2C">
            <text:p>0x2C</text:p>
          </table:table-cell>
          <table:table-cell table:number-columns-repeated="1010"/>
        </table:table-row>
        <table:table-row table:style-name="ro2">
          <table:table-cell office:value-type="float" office:value="45">
            <text:p>45</text:p>
          </table:table-cell>
          <table:table-cell/>
          <table:table-cell table:formula="of:=TOBIN([.A47])" office:value-type="string" office:string-value="0010 1101">
            <text:p>0010 1101</text:p>
          </table:table-cell>
          <table:table-cell/>
          <table:table-cell table:formula="of:=&quot;0x&quot;&amp;TOHEX([.A47])" office:value-type="string" office:string-value="0x2D">
            <text:p>0x2D</text:p>
          </table:table-cell>
          <table:table-cell table:number-columns-repeated="1010"/>
        </table:table-row>
        <table:table-row table:style-name="ro2">
          <table:table-cell office:value-type="float" office:value="46">
            <text:p>46</text:p>
          </table:table-cell>
          <table:table-cell/>
          <table:table-cell table:formula="of:=TOBIN([.A48])" office:value-type="string" office:string-value="0010 1110">
            <text:p>0010 1110</text:p>
          </table:table-cell>
          <table:table-cell/>
          <table:table-cell table:formula="of:=&quot;0x&quot;&amp;TOHEX([.A48])" office:value-type="string" office:string-value="0x2E">
            <text:p>0x2E</text:p>
          </table:table-cell>
          <table:table-cell table:number-columns-repeated="1010"/>
        </table:table-row>
        <table:table-row table:style-name="ro2">
          <table:table-cell office:value-type="float" office:value="47">
            <text:p>47</text:p>
          </table:table-cell>
          <table:table-cell/>
          <table:table-cell table:formula="of:=TOBIN([.A49])" office:value-type="string" office:string-value="0010 1111">
            <text:p>0010 1111</text:p>
          </table:table-cell>
          <table:table-cell/>
          <table:table-cell table:formula="of:=&quot;0x&quot;&amp;TOHEX([.A49])" office:value-type="string" office:string-value="0x2F">
            <text:p>0x2F</text:p>
          </table:table-cell>
          <table:table-cell table:number-columns-repeated="1010"/>
        </table:table-row>
        <table:table-row table:style-name="ro2">
          <table:table-cell office:value-type="float" office:value="48">
            <text:p>48</text:p>
          </table:table-cell>
          <table:table-cell/>
          <table:table-cell table:formula="of:=TOBIN([.A50])" office:value-type="string" office:string-value="0011 0000">
            <text:p>0011 0000</text:p>
          </table:table-cell>
          <table:table-cell/>
          <table:table-cell table:formula="of:=&quot;0x&quot;&amp;TOHEX([.A50])" office:value-type="string" office:string-value="0x30">
            <text:p>0x30</text:p>
          </table:table-cell>
          <table:table-cell table:number-columns-repeated="1010"/>
        </table:table-row>
        <table:table-row table:style-name="ro2">
          <table:table-cell office:value-type="float" office:value="49">
            <text:p>49</text:p>
          </table:table-cell>
          <table:table-cell/>
          <table:table-cell table:formula="of:=TOBIN([.A51])" office:value-type="string" office:string-value="0011 0001">
            <text:p>0011 0001</text:p>
          </table:table-cell>
          <table:table-cell/>
          <table:table-cell table:formula="of:=&quot;0x&quot;&amp;TOHEX([.A51])" office:value-type="string" office:string-value="0x31">
            <text:p>0x31</text:p>
          </table:table-cell>
          <table:table-cell table:number-columns-repeated="1010"/>
        </table:table-row>
        <table:table-row table:style-name="ro2">
          <table:table-cell office:value-type="float" office:value="50">
            <text:p>50</text:p>
          </table:table-cell>
          <table:table-cell/>
          <table:table-cell table:formula="of:=TOBIN([.A52])" office:value-type="string" office:string-value="0011 0010">
            <text:p>0011 0010</text:p>
          </table:table-cell>
          <table:table-cell/>
          <table:table-cell table:formula="of:=&quot;0x&quot;&amp;TOHEX([.A52])" office:value-type="string" office:string-value="0x32">
            <text:p>0x32</text:p>
          </table:table-cell>
          <table:table-cell table:number-columns-repeated="1010"/>
        </table:table-row>
        <table:table-row table:style-name="ro2">
          <table:table-cell office:value-type="float" office:value="51">
            <text:p>51</text:p>
          </table:table-cell>
          <table:table-cell/>
          <table:table-cell table:formula="of:=TOBIN([.A53])" office:value-type="string" office:string-value="0011 0011">
            <text:p>0011 0011</text:p>
          </table:table-cell>
          <table:table-cell/>
          <table:table-cell table:formula="of:=&quot;0x&quot;&amp;TOHEX([.A53])" office:value-type="string" office:string-value="0x33">
            <text:p>0x33</text:p>
          </table:table-cell>
          <table:table-cell table:number-columns-repeated="1010"/>
        </table:table-row>
        <table:table-row table:style-name="ro2">
          <table:table-cell office:value-type="float" office:value="52">
            <text:p>52</text:p>
          </table:table-cell>
          <table:table-cell/>
          <table:table-cell table:formula="of:=TOBIN([.A54])" office:value-type="string" office:string-value="0011 0100">
            <text:p>0011 0100</text:p>
          </table:table-cell>
          <table:table-cell/>
          <table:table-cell table:formula="of:=&quot;0x&quot;&amp;TOHEX([.A54])" office:value-type="string" office:string-value="0x34">
            <text:p>0x34</text:p>
          </table:table-cell>
          <table:table-cell table:number-columns-repeated="1010"/>
        </table:table-row>
        <table:table-row table:style-name="ro2">
          <table:table-cell office:value-type="float" office:value="53">
            <text:p>53</text:p>
          </table:table-cell>
          <table:table-cell/>
          <table:table-cell table:formula="of:=TOBIN([.A55])" office:value-type="string" office:string-value="0011 0101">
            <text:p>0011 0101</text:p>
          </table:table-cell>
          <table:table-cell/>
          <table:table-cell table:formula="of:=&quot;0x&quot;&amp;TOHEX([.A55])" office:value-type="string" office:string-value="0x35">
            <text:p>0x35</text:p>
          </table:table-cell>
          <table:table-cell table:number-columns-repeated="1010"/>
        </table:table-row>
        <table:table-row table:style-name="ro2">
          <table:table-cell office:value-type="float" office:value="54">
            <text:p>54</text:p>
          </table:table-cell>
          <table:table-cell/>
          <table:table-cell table:formula="of:=TOBIN([.A56])" office:value-type="string" office:string-value="0011 0110">
            <text:p>0011 0110</text:p>
          </table:table-cell>
          <table:table-cell/>
          <table:table-cell table:formula="of:=&quot;0x&quot;&amp;TOHEX([.A56])" office:value-type="string" office:string-value="0x36">
            <text:p>0x36</text:p>
          </table:table-cell>
          <table:table-cell table:number-columns-repeated="1010"/>
        </table:table-row>
        <table:table-row table:style-name="ro2">
          <table:table-cell office:value-type="float" office:value="55">
            <text:p>55</text:p>
          </table:table-cell>
          <table:table-cell/>
          <table:table-cell table:formula="of:=TOBIN([.A57])" office:value-type="string" office:string-value="0011 0111">
            <text:p>0011 0111</text:p>
          </table:table-cell>
          <table:table-cell/>
          <table:table-cell table:formula="of:=&quot;0x&quot;&amp;TOHEX([.A57])" office:value-type="string" office:string-value="0x37">
            <text:p>0x37</text:p>
          </table:table-cell>
          <table:table-cell table:number-columns-repeated="1010"/>
        </table:table-row>
        <table:table-row table:style-name="ro2">
          <table:table-cell office:value-type="float" office:value="56">
            <text:p>56</text:p>
          </table:table-cell>
          <table:table-cell/>
          <table:table-cell table:formula="of:=TOBIN([.A58])" office:value-type="string" office:string-value="0011 1000">
            <text:p>0011 1000</text:p>
          </table:table-cell>
          <table:table-cell/>
          <table:table-cell table:formula="of:=&quot;0x&quot;&amp;TOHEX([.A58])" office:value-type="string" office:string-value="0x38">
            <text:p>0x38</text:p>
          </table:table-cell>
          <table:table-cell table:number-columns-repeated="1010"/>
        </table:table-row>
        <table:table-row table:style-name="ro2">
          <table:table-cell office:value-type="float" office:value="57">
            <text:p>57</text:p>
          </table:table-cell>
          <table:table-cell/>
          <table:table-cell table:formula="of:=TOBIN([.A59])" office:value-type="string" office:string-value="0011 1001">
            <text:p>0011 1001</text:p>
          </table:table-cell>
          <table:table-cell/>
          <table:table-cell table:formula="of:=&quot;0x&quot;&amp;TOHEX([.A59])" office:value-type="string" office:string-value="0x39">
            <text:p>0x39</text:p>
          </table:table-cell>
          <table:table-cell table:number-columns-repeated="1010"/>
        </table:table-row>
        <table:table-row table:style-name="ro2">
          <table:table-cell office:value-type="float" office:value="58">
            <text:p>58</text:p>
          </table:table-cell>
          <table:table-cell/>
          <table:table-cell table:formula="of:=TOBIN([.A60])" office:value-type="string" office:string-value="0011 1010">
            <text:p>0011 1010</text:p>
          </table:table-cell>
          <table:table-cell/>
          <table:table-cell table:formula="of:=&quot;0x&quot;&amp;TOHEX([.A60])" office:value-type="string" office:string-value="0x3A">
            <text:p>0x3A</text:p>
          </table:table-cell>
          <table:table-cell table:number-columns-repeated="1010"/>
        </table:table-row>
        <table:table-row table:style-name="ro2">
          <table:table-cell office:value-type="float" office:value="59">
            <text:p>59</text:p>
          </table:table-cell>
          <table:table-cell/>
          <table:table-cell table:formula="of:=TOBIN([.A61])" office:value-type="string" office:string-value="0011 1011">
            <text:p>0011 1011</text:p>
          </table:table-cell>
          <table:table-cell/>
          <table:table-cell table:formula="of:=&quot;0x&quot;&amp;TOHEX([.A61])" office:value-type="string" office:string-value="0x3B">
            <text:p>0x3B</text:p>
          </table:table-cell>
          <table:table-cell table:number-columns-repeated="1010"/>
        </table:table-row>
        <table:table-row table:style-name="ro2">
          <table:table-cell office:value-type="float" office:value="60">
            <text:p>60</text:p>
          </table:table-cell>
          <table:table-cell/>
          <table:table-cell table:formula="of:=TOBIN([.A62])" office:value-type="string" office:string-value="0011 1100">
            <text:p>0011 1100</text:p>
          </table:table-cell>
          <table:table-cell/>
          <table:table-cell table:formula="of:=&quot;0x&quot;&amp;TOHEX([.A62])" office:value-type="string" office:string-value="0x3C">
            <text:p>0x3C</text:p>
          </table:table-cell>
          <table:table-cell table:number-columns-repeated="1010"/>
        </table:table-row>
        <table:table-row table:style-name="ro2">
          <table:table-cell office:value-type="float" office:value="61">
            <text:p>61</text:p>
          </table:table-cell>
          <table:table-cell/>
          <table:table-cell table:formula="of:=TOBIN([.A63])" office:value-type="string" office:string-value="0011 1101">
            <text:p>0011 1101</text:p>
          </table:table-cell>
          <table:table-cell/>
          <table:table-cell table:formula="of:=&quot;0x&quot;&amp;TOHEX([.A63])" office:value-type="string" office:string-value="0x3D">
            <text:p>0x3D</text:p>
          </table:table-cell>
          <table:table-cell table:number-columns-repeated="1010"/>
        </table:table-row>
        <table:table-row table:style-name="ro2">
          <table:table-cell office:value-type="float" office:value="62">
            <text:p>62</text:p>
          </table:table-cell>
          <table:table-cell/>
          <table:table-cell table:formula="of:=TOBIN([.A64])" office:value-type="string" office:string-value="0011 1110">
            <text:p>0011 1110</text:p>
          </table:table-cell>
          <table:table-cell/>
          <table:table-cell table:formula="of:=&quot;0x&quot;&amp;TOHEX([.A64])" office:value-type="string" office:string-value="0x3E">
            <text:p>0x3E</text:p>
          </table:table-cell>
          <table:table-cell table:number-columns-repeated="1010"/>
        </table:table-row>
        <table:table-row table:style-name="ro2">
          <table:table-cell office:value-type="float" office:value="63">
            <text:p>63</text:p>
          </table:table-cell>
          <table:table-cell/>
          <table:table-cell table:formula="of:=TOBIN([.A65])" office:value-type="string" office:string-value="0011 1111">
            <text:p>0011 1111</text:p>
          </table:table-cell>
          <table:table-cell/>
          <table:table-cell table:formula="of:=&quot;0x&quot;&amp;TOHEX([.A65])" office:value-type="string" office:string-value="0x3F">
            <text:p>0x3F</text:p>
          </table:table-cell>
          <table:table-cell table:number-columns-repeated="1010"/>
        </table:table-row>
        <table:table-row table:style-name="ro2">
          <table:table-cell office:value-type="float" office:value="64">
            <text:p>64</text:p>
          </table:table-cell>
          <table:table-cell/>
          <table:table-cell table:formula="of:=TOBIN([.A66])" office:value-type="string" office:string-value="0100 0000">
            <text:p>0100 0000</text:p>
          </table:table-cell>
          <table:table-cell/>
          <table:table-cell table:formula="of:=&quot;0x&quot;&amp;TOHEX([.A66])" office:value-type="string" office:string-value="0x40">
            <text:p>0x40</text:p>
          </table:table-cell>
          <table:table-cell table:number-columns-repeated="1010"/>
        </table:table-row>
        <table:table-row table:style-name="ro2">
          <table:table-cell office:value-type="float" office:value="65">
            <text:p>65</text:p>
          </table:table-cell>
          <table:table-cell/>
          <table:table-cell table:formula="of:=TOBIN([.A67])" office:value-type="string" office:string-value="0100 0001">
            <text:p>0100 0001</text:p>
          </table:table-cell>
          <table:table-cell/>
          <table:table-cell table:formula="of:=&quot;0x&quot;&amp;TOHEX([.A67])" office:value-type="string" office:string-value="0x41">
            <text:p>0x41</text:p>
          </table:table-cell>
          <table:table-cell table:number-columns-repeated="1010"/>
        </table:table-row>
        <table:table-row table:style-name="ro2">
          <table:table-cell office:value-type="float" office:value="66">
            <text:p>66</text:p>
          </table:table-cell>
          <table:table-cell/>
          <table:table-cell table:formula="of:=TOBIN([.A68])" office:value-type="string" office:string-value="0100 0010">
            <text:p>0100 0010</text:p>
          </table:table-cell>
          <table:table-cell/>
          <table:table-cell table:formula="of:=&quot;0x&quot;&amp;TOHEX([.A68])" office:value-type="string" office:string-value="0x42">
            <text:p>0x42</text:p>
          </table:table-cell>
          <table:table-cell table:number-columns-repeated="1010"/>
        </table:table-row>
        <table:table-row table:style-name="ro2">
          <table:table-cell office:value-type="float" office:value="67">
            <text:p>67</text:p>
          </table:table-cell>
          <table:table-cell/>
          <table:table-cell table:formula="of:=TOBIN([.A69])" office:value-type="string" office:string-value="0100 0011">
            <text:p>0100 0011</text:p>
          </table:table-cell>
          <table:table-cell/>
          <table:table-cell table:formula="of:=&quot;0x&quot;&amp;TOHEX([.A69])" office:value-type="string" office:string-value="0x43">
            <text:p>0x43</text:p>
          </table:table-cell>
          <table:table-cell table:number-columns-repeated="1010"/>
        </table:table-row>
        <table:table-row table:style-name="ro2">
          <table:table-cell office:value-type="float" office:value="68">
            <text:p>68</text:p>
          </table:table-cell>
          <table:table-cell/>
          <table:table-cell table:formula="of:=TOBIN([.A70])" office:value-type="string" office:string-value="0100 0100">
            <text:p>0100 0100</text:p>
          </table:table-cell>
          <table:table-cell/>
          <table:table-cell table:formula="of:=&quot;0x&quot;&amp;TOHEX([.A70])" office:value-type="string" office:string-value="0x44">
            <text:p>0x44</text:p>
          </table:table-cell>
          <table:table-cell table:number-columns-repeated="1010"/>
        </table:table-row>
        <table:table-row table:style-name="ro2">
          <table:table-cell office:value-type="float" office:value="69">
            <text:p>69</text:p>
          </table:table-cell>
          <table:table-cell/>
          <table:table-cell table:formula="of:=TOBIN([.A71])" office:value-type="string" office:string-value="0100 0101">
            <text:p>0100 0101</text:p>
          </table:table-cell>
          <table:table-cell/>
          <table:table-cell table:formula="of:=&quot;0x&quot;&amp;TOHEX([.A71])" office:value-type="string" office:string-value="0x45">
            <text:p>0x45</text:p>
          </table:table-cell>
          <table:table-cell table:number-columns-repeated="1010"/>
        </table:table-row>
        <table:table-row table:style-name="ro2">
          <table:table-cell office:value-type="float" office:value="70">
            <text:p>70</text:p>
          </table:table-cell>
          <table:table-cell/>
          <table:table-cell table:formula="of:=TOBIN([.A72])" office:value-type="string" office:string-value="0100 0110">
            <text:p>0100 0110</text:p>
          </table:table-cell>
          <table:table-cell/>
          <table:table-cell table:formula="of:=&quot;0x&quot;&amp;TOHEX([.A72])" office:value-type="string" office:string-value="0x46">
            <text:p>0x46</text:p>
          </table:table-cell>
          <table:table-cell table:number-columns-repeated="1010"/>
        </table:table-row>
        <table:table-row table:style-name="ro2">
          <table:table-cell office:value-type="float" office:value="71">
            <text:p>71</text:p>
          </table:table-cell>
          <table:table-cell/>
          <table:table-cell table:formula="of:=TOBIN([.A73])" office:value-type="string" office:string-value="0100 0111">
            <text:p>0100 0111</text:p>
          </table:table-cell>
          <table:table-cell/>
          <table:table-cell table:formula="of:=&quot;0x&quot;&amp;TOHEX([.A73])" office:value-type="string" office:string-value="0x47">
            <text:p>0x47</text:p>
          </table:table-cell>
          <table:table-cell table:number-columns-repeated="1010"/>
        </table:table-row>
        <table:table-row table:style-name="ro2">
          <table:table-cell office:value-type="float" office:value="72">
            <text:p>72</text:p>
          </table:table-cell>
          <table:table-cell/>
          <table:table-cell table:formula="of:=TOBIN([.A74])" office:value-type="string" office:string-value="0100 1000">
            <text:p>0100 1000</text:p>
          </table:table-cell>
          <table:table-cell/>
          <table:table-cell table:formula="of:=&quot;0x&quot;&amp;TOHEX([.A74])" office:value-type="string" office:string-value="0x48">
            <text:p>0x48</text:p>
          </table:table-cell>
          <table:table-cell table:number-columns-repeated="1010"/>
        </table:table-row>
        <table:table-row table:style-name="ro2">
          <table:table-cell office:value-type="float" office:value="73">
            <text:p>73</text:p>
          </table:table-cell>
          <table:table-cell/>
          <table:table-cell table:formula="of:=TOBIN([.A75])" office:value-type="string" office:string-value="0100 1001">
            <text:p>0100 1001</text:p>
          </table:table-cell>
          <table:table-cell/>
          <table:table-cell table:formula="of:=&quot;0x&quot;&amp;TOHEX([.A75])" office:value-type="string" office:string-value="0x49">
            <text:p>0x49</text:p>
          </table:table-cell>
          <table:table-cell table:number-columns-repeated="1010"/>
        </table:table-row>
        <table:table-row table:style-name="ro2">
          <table:table-cell office:value-type="float" office:value="74">
            <text:p>74</text:p>
          </table:table-cell>
          <table:table-cell/>
          <table:table-cell table:formula="of:=TOBIN([.A76])" office:value-type="string" office:string-value="0100 1010">
            <text:p>0100 1010</text:p>
          </table:table-cell>
          <table:table-cell/>
          <table:table-cell table:formula="of:=&quot;0x&quot;&amp;TOHEX([.A76])" office:value-type="string" office:string-value="0x4A">
            <text:p>0x4A</text:p>
          </table:table-cell>
          <table:table-cell table:number-columns-repeated="1010"/>
        </table:table-row>
        <table:table-row table:style-name="ro2">
          <table:table-cell office:value-type="float" office:value="75">
            <text:p>75</text:p>
          </table:table-cell>
          <table:table-cell/>
          <table:table-cell table:formula="of:=TOBIN([.A77])" office:value-type="string" office:string-value="0100 1011">
            <text:p>0100 1011</text:p>
          </table:table-cell>
          <table:table-cell/>
          <table:table-cell table:formula="of:=&quot;0x&quot;&amp;TOHEX([.A77])" office:value-type="string" office:string-value="0x4B">
            <text:p>0x4B</text:p>
          </table:table-cell>
          <table:table-cell table:number-columns-repeated="1010"/>
        </table:table-row>
        <table:table-row table:style-name="ro2">
          <table:table-cell office:value-type="float" office:value="76">
            <text:p>76</text:p>
          </table:table-cell>
          <table:table-cell/>
          <table:table-cell table:formula="of:=TOBIN([.A78])" office:value-type="string" office:string-value="0100 1100">
            <text:p>0100 1100</text:p>
          </table:table-cell>
          <table:table-cell/>
          <table:table-cell table:formula="of:=&quot;0x&quot;&amp;TOHEX([.A78])" office:value-type="string" office:string-value="0x4C">
            <text:p>0x4C</text:p>
          </table:table-cell>
          <table:table-cell table:number-columns-repeated="1010"/>
        </table:table-row>
        <table:table-row table:style-name="ro2">
          <table:table-cell office:value-type="float" office:value="77">
            <text:p>77</text:p>
          </table:table-cell>
          <table:table-cell/>
          <table:table-cell table:formula="of:=TOBIN([.A79])" office:value-type="string" office:string-value="0100 1101">
            <text:p>0100 1101</text:p>
          </table:table-cell>
          <table:table-cell/>
          <table:table-cell table:formula="of:=&quot;0x&quot;&amp;TOHEX([.A79])" office:value-type="string" office:string-value="0x4D">
            <text:p>0x4D</text:p>
          </table:table-cell>
          <table:table-cell table:number-columns-repeated="1010"/>
        </table:table-row>
        <table:table-row table:style-name="ro2">
          <table:table-cell office:value-type="float" office:value="78">
            <text:p>78</text:p>
          </table:table-cell>
          <table:table-cell/>
          <table:table-cell table:formula="of:=TOBIN([.A80])" office:value-type="string" office:string-value="0100 1110">
            <text:p>0100 1110</text:p>
          </table:table-cell>
          <table:table-cell/>
          <table:table-cell table:formula="of:=&quot;0x&quot;&amp;TOHEX([.A80])" office:value-type="string" office:string-value="0x4E">
            <text:p>0x4E</text:p>
          </table:table-cell>
          <table:table-cell table:number-columns-repeated="1010"/>
        </table:table-row>
        <table:table-row table:style-name="ro2">
          <table:table-cell office:value-type="float" office:value="79">
            <text:p>79</text:p>
          </table:table-cell>
          <table:table-cell/>
          <table:table-cell table:formula="of:=TOBIN([.A81])" office:value-type="string" office:string-value="0100 1111">
            <text:p>0100 1111</text:p>
          </table:table-cell>
          <table:table-cell/>
          <table:table-cell table:formula="of:=&quot;0x&quot;&amp;TOHEX([.A81])" office:value-type="string" office:string-value="0x4F">
            <text:p>0x4F</text:p>
          </table:table-cell>
          <table:table-cell table:number-columns-repeated="1010"/>
        </table:table-row>
        <table:table-row table:style-name="ro2">
          <table:table-cell office:value-type="float" office:value="80">
            <text:p>80</text:p>
          </table:table-cell>
          <table:table-cell/>
          <table:table-cell table:formula="of:=TOBIN([.A82])" office:value-type="string" office:string-value="0101 0000">
            <text:p>0101 0000</text:p>
          </table:table-cell>
          <table:table-cell/>
          <table:table-cell table:formula="of:=&quot;0x&quot;&amp;TOHEX([.A82])" office:value-type="string" office:string-value="0x50">
            <text:p>0x50</text:p>
          </table:table-cell>
          <table:table-cell table:number-columns-repeated="1010"/>
        </table:table-row>
        <table:table-row table:style-name="ro2">
          <table:table-cell office:value-type="float" office:value="81">
            <text:p>81</text:p>
          </table:table-cell>
          <table:table-cell/>
          <table:table-cell table:formula="of:=TOBIN([.A83])" office:value-type="string" office:string-value="0101 0001">
            <text:p>0101 0001</text:p>
          </table:table-cell>
          <table:table-cell/>
          <table:table-cell table:formula="of:=&quot;0x&quot;&amp;TOHEX([.A83])" office:value-type="string" office:string-value="0x51">
            <text:p>0x51</text:p>
          </table:table-cell>
          <table:table-cell table:number-columns-repeated="1010"/>
        </table:table-row>
        <table:table-row table:style-name="ro2">
          <table:table-cell office:value-type="float" office:value="82">
            <text:p>82</text:p>
          </table:table-cell>
          <table:table-cell/>
          <table:table-cell table:formula="of:=TOBIN([.A84])" office:value-type="string" office:string-value="0101 0010">
            <text:p>0101 0010</text:p>
          </table:table-cell>
          <table:table-cell/>
          <table:table-cell table:formula="of:=&quot;0x&quot;&amp;TOHEX([.A84])" office:value-type="string" office:string-value="0x52">
            <text:p>0x52</text:p>
          </table:table-cell>
          <table:table-cell table:number-columns-repeated="1010"/>
        </table:table-row>
        <table:table-row table:style-name="ro2">
          <table:table-cell office:value-type="float" office:value="83">
            <text:p>83</text:p>
          </table:table-cell>
          <table:table-cell/>
          <table:table-cell table:formula="of:=TOBIN([.A85])" office:value-type="string" office:string-value="0101 0011">
            <text:p>0101 0011</text:p>
          </table:table-cell>
          <table:table-cell/>
          <table:table-cell table:formula="of:=&quot;0x&quot;&amp;TOHEX([.A85])" office:value-type="string" office:string-value="0x53">
            <text:p>0x53</text:p>
          </table:table-cell>
          <table:table-cell table:number-columns-repeated="1010"/>
        </table:table-row>
        <table:table-row table:style-name="ro2">
          <table:table-cell office:value-type="float" office:value="84">
            <text:p>84</text:p>
          </table:table-cell>
          <table:table-cell/>
          <table:table-cell table:formula="of:=TOBIN([.A86])" office:value-type="string" office:string-value="0101 0100">
            <text:p>0101 0100</text:p>
          </table:table-cell>
          <table:table-cell/>
          <table:table-cell table:formula="of:=&quot;0x&quot;&amp;TOHEX([.A86])" office:value-type="string" office:string-value="0x54">
            <text:p>0x54</text:p>
          </table:table-cell>
          <table:table-cell table:number-columns-repeated="1010"/>
        </table:table-row>
        <table:table-row table:style-name="ro2">
          <table:table-cell office:value-type="float" office:value="85">
            <text:p>85</text:p>
          </table:table-cell>
          <table:table-cell/>
          <table:table-cell table:formula="of:=TOBIN([.A87])" office:value-type="string" office:string-value="0101 0101">
            <text:p>0101 0101</text:p>
          </table:table-cell>
          <table:table-cell/>
          <table:table-cell table:formula="of:=&quot;0x&quot;&amp;TOHEX([.A87])" office:value-type="string" office:string-value="0x55">
            <text:p>0x55</text:p>
          </table:table-cell>
          <table:table-cell table:number-columns-repeated="1010"/>
        </table:table-row>
        <table:table-row table:style-name="ro2">
          <table:table-cell office:value-type="float" office:value="86">
            <text:p>86</text:p>
          </table:table-cell>
          <table:table-cell/>
          <table:table-cell table:formula="of:=TOBIN([.A88])" office:value-type="string" office:string-value="0101 0110">
            <text:p>0101 0110</text:p>
          </table:table-cell>
          <table:table-cell/>
          <table:table-cell table:formula="of:=&quot;0x&quot;&amp;TOHEX([.A88])" office:value-type="string" office:string-value="0x56">
            <text:p>0x56</text:p>
          </table:table-cell>
          <table:table-cell table:number-columns-repeated="1010"/>
        </table:table-row>
        <table:table-row table:style-name="ro2">
          <table:table-cell office:value-type="float" office:value="87">
            <text:p>87</text:p>
          </table:table-cell>
          <table:table-cell/>
          <table:table-cell table:formula="of:=TOBIN([.A89])" office:value-type="string" office:string-value="0101 0111">
            <text:p>0101 0111</text:p>
          </table:table-cell>
          <table:table-cell/>
          <table:table-cell table:formula="of:=&quot;0x&quot;&amp;TOHEX([.A89])" office:value-type="string" office:string-value="0x57">
            <text:p>0x57</text:p>
          </table:table-cell>
          <table:table-cell table:number-columns-repeated="1010"/>
        </table:table-row>
        <table:table-row table:style-name="ro2">
          <table:table-cell office:value-type="float" office:value="88">
            <text:p>88</text:p>
          </table:table-cell>
          <table:table-cell/>
          <table:table-cell table:formula="of:=TOBIN([.A90])" office:value-type="string" office:string-value="0101 1000">
            <text:p>0101 1000</text:p>
          </table:table-cell>
          <table:table-cell/>
          <table:table-cell table:formula="of:=&quot;0x&quot;&amp;TOHEX([.A90])" office:value-type="string" office:string-value="0x58">
            <text:p>0x58</text:p>
          </table:table-cell>
          <table:table-cell table:number-columns-repeated="1010"/>
        </table:table-row>
        <table:table-row table:style-name="ro2">
          <table:table-cell office:value-type="float" office:value="89">
            <text:p>89</text:p>
          </table:table-cell>
          <table:table-cell/>
          <table:table-cell table:formula="of:=TOBIN([.A91])" office:value-type="string" office:string-value="0101 1001">
            <text:p>0101 1001</text:p>
          </table:table-cell>
          <table:table-cell/>
          <table:table-cell table:formula="of:=&quot;0x&quot;&amp;TOHEX([.A91])" office:value-type="string" office:string-value="0x59">
            <text:p>0x59</text:p>
          </table:table-cell>
          <table:table-cell table:number-columns-repeated="1010"/>
        </table:table-row>
        <table:table-row table:style-name="ro2">
          <table:table-cell office:value-type="float" office:value="90">
            <text:p>90</text:p>
          </table:table-cell>
          <table:table-cell/>
          <table:table-cell table:formula="of:=TOBIN([.A92])" office:value-type="string" office:string-value="0101 1010">
            <text:p>0101 1010</text:p>
          </table:table-cell>
          <table:table-cell/>
          <table:table-cell table:formula="of:=&quot;0x&quot;&amp;TOHEX([.A92])" office:value-type="string" office:string-value="0x5A">
            <text:p>0x5A</text:p>
          </table:table-cell>
          <table:table-cell table:number-columns-repeated="1010"/>
        </table:table-row>
        <table:table-row table:style-name="ro2">
          <table:table-cell office:value-type="float" office:value="91">
            <text:p>91</text:p>
          </table:table-cell>
          <table:table-cell/>
          <table:table-cell table:formula="of:=TOBIN([.A93])" office:value-type="string" office:string-value="0101 1011">
            <text:p>0101 1011</text:p>
          </table:table-cell>
          <table:table-cell/>
          <table:table-cell table:formula="of:=&quot;0x&quot;&amp;TOHEX([.A93])" office:value-type="string" office:string-value="0x5B">
            <text:p>0x5B</text:p>
          </table:table-cell>
          <table:table-cell table:number-columns-repeated="1010"/>
        </table:table-row>
        <table:table-row table:style-name="ro2">
          <table:table-cell office:value-type="float" office:value="92">
            <text:p>92</text:p>
          </table:table-cell>
          <table:table-cell/>
          <table:table-cell table:formula="of:=TOBIN([.A94])" office:value-type="string" office:string-value="0101 1100">
            <text:p>0101 1100</text:p>
          </table:table-cell>
          <table:table-cell/>
          <table:table-cell table:formula="of:=&quot;0x&quot;&amp;TOHEX([.A94])" office:value-type="string" office:string-value="0x5C">
            <text:p>0x5C</text:p>
          </table:table-cell>
          <table:table-cell table:number-columns-repeated="1010"/>
        </table:table-row>
        <table:table-row table:style-name="ro2">
          <table:table-cell office:value-type="float" office:value="93">
            <text:p>93</text:p>
          </table:table-cell>
          <table:table-cell/>
          <table:table-cell table:formula="of:=TOBIN([.A95])" office:value-type="string" office:string-value="0101 1101">
            <text:p>0101 1101</text:p>
          </table:table-cell>
          <table:table-cell/>
          <table:table-cell table:formula="of:=&quot;0x&quot;&amp;TOHEX([.A95])" office:value-type="string" office:string-value="0x5D">
            <text:p>0x5D</text:p>
          </table:table-cell>
          <table:table-cell table:number-columns-repeated="1010"/>
        </table:table-row>
        <table:table-row table:style-name="ro2">
          <table:table-cell office:value-type="float" office:value="94">
            <text:p>94</text:p>
          </table:table-cell>
          <table:table-cell/>
          <table:table-cell table:formula="of:=TOBIN([.A96])" office:value-type="string" office:string-value="0101 1110">
            <text:p>0101 1110</text:p>
          </table:table-cell>
          <table:table-cell/>
          <table:table-cell table:formula="of:=&quot;0x&quot;&amp;TOHEX([.A96])" office:value-type="string" office:string-value="0x5E">
            <text:p>0x5E</text:p>
          </table:table-cell>
          <table:table-cell table:number-columns-repeated="1010"/>
        </table:table-row>
        <table:table-row table:style-name="ro2">
          <table:table-cell office:value-type="float" office:value="95">
            <text:p>95</text:p>
          </table:table-cell>
          <table:table-cell/>
          <table:table-cell table:formula="of:=TOBIN([.A97])" office:value-type="string" office:string-value="0101 1111">
            <text:p>0101 1111</text:p>
          </table:table-cell>
          <table:table-cell/>
          <table:table-cell table:formula="of:=&quot;0x&quot;&amp;TOHEX([.A97])" office:value-type="string" office:string-value="0x5F">
            <text:p>0x5F</text:p>
          </table:table-cell>
          <table:table-cell table:number-columns-repeated="1010"/>
        </table:table-row>
        <table:table-row table:style-name="ro2">
          <table:table-cell office:value-type="float" office:value="96">
            <text:p>96</text:p>
          </table:table-cell>
          <table:table-cell/>
          <table:table-cell table:formula="of:=TOBIN([.A98])" office:value-type="string" office:string-value="0110 0000">
            <text:p>0110 0000</text:p>
          </table:table-cell>
          <table:table-cell/>
          <table:table-cell table:formula="of:=&quot;0x&quot;&amp;TOHEX([.A98])" office:value-type="string" office:string-value="0x60">
            <text:p>0x60</text:p>
          </table:table-cell>
          <table:table-cell table:number-columns-repeated="1010"/>
        </table:table-row>
        <table:table-row table:style-name="ro2">
          <table:table-cell office:value-type="float" office:value="97">
            <text:p>97</text:p>
          </table:table-cell>
          <table:table-cell/>
          <table:table-cell table:formula="of:=TOBIN([.A99])" office:value-type="string" office:string-value="0110 0001">
            <text:p>0110 0001</text:p>
          </table:table-cell>
          <table:table-cell/>
          <table:table-cell table:formula="of:=&quot;0x&quot;&amp;TOHEX([.A99])" office:value-type="string" office:string-value="0x61">
            <text:p>0x61</text:p>
          </table:table-cell>
          <table:table-cell table:number-columns-repeated="1010"/>
        </table:table-row>
        <table:table-row table:style-name="ro2">
          <table:table-cell office:value-type="float" office:value="98">
            <text:p>98</text:p>
          </table:table-cell>
          <table:table-cell/>
          <table:table-cell table:formula="of:=TOBIN([.A100])" office:value-type="string" office:string-value="0110 0010">
            <text:p>0110 0010</text:p>
          </table:table-cell>
          <table:table-cell/>
          <table:table-cell table:formula="of:=&quot;0x&quot;&amp;TOHEX([.A100])" office:value-type="string" office:string-value="0x62">
            <text:p>0x62</text:p>
          </table:table-cell>
          <table:table-cell table:number-columns-repeated="1010"/>
        </table:table-row>
        <table:table-row table:style-name="ro2">
          <table:table-cell office:value-type="float" office:value="99">
            <text:p>99</text:p>
          </table:table-cell>
          <table:table-cell/>
          <table:table-cell table:formula="of:=TOBIN([.A101])" office:value-type="string" office:string-value="0110 0011">
            <text:p>0110 0011</text:p>
          </table:table-cell>
          <table:table-cell/>
          <table:table-cell table:formula="of:=&quot;0x&quot;&amp;TOHEX([.A101])" office:value-type="string" office:string-value="0x63">
            <text:p>0x63</text:p>
          </table:table-cell>
          <table:table-cell table:number-columns-repeated="1010"/>
        </table:table-row>
        <table:table-row table:style-name="ro2">
          <table:table-cell office:value-type="float" office:value="100">
            <text:p>100</text:p>
          </table:table-cell>
          <table:table-cell/>
          <table:table-cell table:formula="of:=TOBIN([.A102])" office:value-type="string" office:string-value="0110 0100">
            <text:p>0110 0100</text:p>
          </table:table-cell>
          <table:table-cell/>
          <table:table-cell table:formula="of:=&quot;0x&quot;&amp;TOHEX([.A102])" office:value-type="string" office:string-value="0x64">
            <text:p>0x64</text:p>
          </table:table-cell>
          <table:table-cell table:number-columns-repeated="1010"/>
        </table:table-row>
        <table:table-row table:style-name="ro2">
          <table:table-cell office:value-type="float" office:value="101">
            <text:p>101</text:p>
          </table:table-cell>
          <table:table-cell/>
          <table:table-cell table:formula="of:=TOBIN([.A103])" office:value-type="string" office:string-value="0110 0101">
            <text:p>0110 0101</text:p>
          </table:table-cell>
          <table:table-cell/>
          <table:table-cell table:formula="of:=&quot;0x&quot;&amp;TOHEX([.A103])" office:value-type="string" office:string-value="0x65">
            <text:p>0x65</text:p>
          </table:table-cell>
          <table:table-cell table:number-columns-repeated="1010"/>
        </table:table-row>
        <table:table-row table:style-name="ro2">
          <table:table-cell office:value-type="float" office:value="102">
            <text:p>102</text:p>
          </table:table-cell>
          <table:table-cell/>
          <table:table-cell table:formula="of:=TOBIN([.A104])" office:value-type="string" office:string-value="0110 0110">
            <text:p>0110 0110</text:p>
          </table:table-cell>
          <table:table-cell/>
          <table:table-cell table:formula="of:=&quot;0x&quot;&amp;TOHEX([.A104])" office:value-type="string" office:string-value="0x66">
            <text:p>0x66</text:p>
          </table:table-cell>
          <table:table-cell table:number-columns-repeated="1010"/>
        </table:table-row>
        <table:table-row table:style-name="ro2">
          <table:table-cell office:value-type="float" office:value="103">
            <text:p>103</text:p>
          </table:table-cell>
          <table:table-cell/>
          <table:table-cell table:formula="of:=TOBIN([.A105])" office:value-type="string" office:string-value="0110 0111">
            <text:p>0110 0111</text:p>
          </table:table-cell>
          <table:table-cell/>
          <table:table-cell table:formula="of:=&quot;0x&quot;&amp;TOHEX([.A105])" office:value-type="string" office:string-value="0x67">
            <text:p>0x67</text:p>
          </table:table-cell>
          <table:table-cell table:number-columns-repeated="1010"/>
        </table:table-row>
        <table:table-row table:style-name="ro2">
          <table:table-cell office:value-type="float" office:value="104">
            <text:p>104</text:p>
          </table:table-cell>
          <table:table-cell/>
          <table:table-cell table:formula="of:=TOBIN([.A106])" office:value-type="string" office:string-value="0110 1000">
            <text:p>0110 1000</text:p>
          </table:table-cell>
          <table:table-cell/>
          <table:table-cell table:formula="of:=&quot;0x&quot;&amp;TOHEX([.A106])" office:value-type="string" office:string-value="0x68">
            <text:p>0x68</text:p>
          </table:table-cell>
          <table:table-cell table:number-columns-repeated="1010"/>
        </table:table-row>
        <table:table-row table:style-name="ro2">
          <table:table-cell office:value-type="float" office:value="105">
            <text:p>105</text:p>
          </table:table-cell>
          <table:table-cell/>
          <table:table-cell table:formula="of:=TOBIN([.A107])" office:value-type="string" office:string-value="0110 1001">
            <text:p>0110 1001</text:p>
          </table:table-cell>
          <table:table-cell/>
          <table:table-cell table:formula="of:=&quot;0x&quot;&amp;TOHEX([.A107])" office:value-type="string" office:string-value="0x69">
            <text:p>0x69</text:p>
          </table:table-cell>
          <table:table-cell table:number-columns-repeated="1010"/>
        </table:table-row>
        <table:table-row table:style-name="ro2">
          <table:table-cell office:value-type="float" office:value="106">
            <text:p>106</text:p>
          </table:table-cell>
          <table:table-cell/>
          <table:table-cell table:formula="of:=TOBIN([.A108])" office:value-type="string" office:string-value="0110 1010">
            <text:p>0110 1010</text:p>
          </table:table-cell>
          <table:table-cell/>
          <table:table-cell table:formula="of:=&quot;0x&quot;&amp;TOHEX([.A108])" office:value-type="string" office:string-value="0x6A">
            <text:p>0x6A</text:p>
          </table:table-cell>
          <table:table-cell table:number-columns-repeated="1010"/>
        </table:table-row>
        <table:table-row table:style-name="ro2">
          <table:table-cell office:value-type="float" office:value="107">
            <text:p>107</text:p>
          </table:table-cell>
          <table:table-cell/>
          <table:table-cell table:formula="of:=TOBIN([.A109])" office:value-type="string" office:string-value="0110 1011">
            <text:p>0110 1011</text:p>
          </table:table-cell>
          <table:table-cell/>
          <table:table-cell table:formula="of:=&quot;0x&quot;&amp;TOHEX([.A109])" office:value-type="string" office:string-value="0x6B">
            <text:p>0x6B</text:p>
          </table:table-cell>
          <table:table-cell table:number-columns-repeated="1010"/>
        </table:table-row>
        <table:table-row table:style-name="ro2">
          <table:table-cell office:value-type="float" office:value="108">
            <text:p>108</text:p>
          </table:table-cell>
          <table:table-cell/>
          <table:table-cell table:formula="of:=TOBIN([.A110])" office:value-type="string" office:string-value="0110 1100">
            <text:p>0110 1100</text:p>
          </table:table-cell>
          <table:table-cell/>
          <table:table-cell table:formula="of:=&quot;0x&quot;&amp;TOHEX([.A110])" office:value-type="string" office:string-value="0x6C">
            <text:p>0x6C</text:p>
          </table:table-cell>
          <table:table-cell table:number-columns-repeated="1010"/>
        </table:table-row>
        <table:table-row table:style-name="ro2">
          <table:table-cell office:value-type="float" office:value="109">
            <text:p>109</text:p>
          </table:table-cell>
          <table:table-cell/>
          <table:table-cell table:formula="of:=TOBIN([.A111])" office:value-type="string" office:string-value="0110 1101">
            <text:p>0110 1101</text:p>
          </table:table-cell>
          <table:table-cell/>
          <table:table-cell table:formula="of:=&quot;0x&quot;&amp;TOHEX([.A111])" office:value-type="string" office:string-value="0x6D">
            <text:p>0x6D</text:p>
          </table:table-cell>
          <table:table-cell table:number-columns-repeated="1010"/>
        </table:table-row>
        <table:table-row table:style-name="ro2">
          <table:table-cell office:value-type="float" office:value="110">
            <text:p>110</text:p>
          </table:table-cell>
          <table:table-cell/>
          <table:table-cell table:formula="of:=TOBIN([.A112])" office:value-type="string" office:string-value="0110 1110">
            <text:p>0110 1110</text:p>
          </table:table-cell>
          <table:table-cell/>
          <table:table-cell table:formula="of:=&quot;0x&quot;&amp;TOHEX([.A112])" office:value-type="string" office:string-value="0x6E">
            <text:p>0x6E</text:p>
          </table:table-cell>
          <table:table-cell table:number-columns-repeated="1010"/>
        </table:table-row>
        <table:table-row table:style-name="ro2">
          <table:table-cell office:value-type="float" office:value="111">
            <text:p>111</text:p>
          </table:table-cell>
          <table:table-cell/>
          <table:table-cell table:formula="of:=TOBIN([.A113])" office:value-type="string" office:string-value="0110 1111">
            <text:p>0110 1111</text:p>
          </table:table-cell>
          <table:table-cell/>
          <table:table-cell table:formula="of:=&quot;0x&quot;&amp;TOHEX([.A113])" office:value-type="string" office:string-value="0x6F">
            <text:p>0x6F</text:p>
          </table:table-cell>
          <table:table-cell table:number-columns-repeated="1010"/>
        </table:table-row>
        <table:table-row table:style-name="ro2">
          <table:table-cell office:value-type="float" office:value="112">
            <text:p>112</text:p>
          </table:table-cell>
          <table:table-cell/>
          <table:table-cell table:formula="of:=TOBIN([.A114])" office:value-type="string" office:string-value="0111 0000">
            <text:p>0111 0000</text:p>
          </table:table-cell>
          <table:table-cell/>
          <table:table-cell table:formula="of:=&quot;0x&quot;&amp;TOHEX([.A114])" office:value-type="string" office:string-value="0x70">
            <text:p>0x70</text:p>
          </table:table-cell>
          <table:table-cell table:number-columns-repeated="1010"/>
        </table:table-row>
        <table:table-row table:style-name="ro2">
          <table:table-cell office:value-type="float" office:value="113">
            <text:p>113</text:p>
          </table:table-cell>
          <table:table-cell/>
          <table:table-cell table:formula="of:=TOBIN([.A115])" office:value-type="string" office:string-value="0111 0001">
            <text:p>0111 0001</text:p>
          </table:table-cell>
          <table:table-cell/>
          <table:table-cell table:formula="of:=&quot;0x&quot;&amp;TOHEX([.A115])" office:value-type="string" office:string-value="0x71">
            <text:p>0x71</text:p>
          </table:table-cell>
          <table:table-cell table:number-columns-repeated="1010"/>
        </table:table-row>
        <table:table-row table:style-name="ro2">
          <table:table-cell office:value-type="float" office:value="114">
            <text:p>114</text:p>
          </table:table-cell>
          <table:table-cell/>
          <table:table-cell table:formula="of:=TOBIN([.A116])" office:value-type="string" office:string-value="0111 0010">
            <text:p>0111 0010</text:p>
          </table:table-cell>
          <table:table-cell/>
          <table:table-cell table:formula="of:=&quot;0x&quot;&amp;TOHEX([.A116])" office:value-type="string" office:string-value="0x72">
            <text:p>0x72</text:p>
          </table:table-cell>
          <table:table-cell table:number-columns-repeated="1010"/>
        </table:table-row>
        <table:table-row table:style-name="ro2">
          <table:table-cell office:value-type="float" office:value="115">
            <text:p>115</text:p>
          </table:table-cell>
          <table:table-cell/>
          <table:table-cell table:formula="of:=TOBIN([.A117])" office:value-type="string" office:string-value="0111 0011">
            <text:p>0111 0011</text:p>
          </table:table-cell>
          <table:table-cell/>
          <table:table-cell table:formula="of:=&quot;0x&quot;&amp;TOHEX([.A117])" office:value-type="string" office:string-value="0x73">
            <text:p>0x73</text:p>
          </table:table-cell>
          <table:table-cell table:number-columns-repeated="1010"/>
        </table:table-row>
        <table:table-row table:style-name="ro2">
          <table:table-cell office:value-type="float" office:value="116">
            <text:p>116</text:p>
          </table:table-cell>
          <table:table-cell/>
          <table:table-cell table:formula="of:=TOBIN([.A118])" office:value-type="string" office:string-value="0111 0100">
            <text:p>0111 0100</text:p>
          </table:table-cell>
          <table:table-cell/>
          <table:table-cell table:formula="of:=&quot;0x&quot;&amp;TOHEX([.A118])" office:value-type="string" office:string-value="0x74">
            <text:p>0x74</text:p>
          </table:table-cell>
          <table:table-cell table:number-columns-repeated="1010"/>
        </table:table-row>
        <table:table-row table:style-name="ro2">
          <table:table-cell office:value-type="float" office:value="117">
            <text:p>117</text:p>
          </table:table-cell>
          <table:table-cell/>
          <table:table-cell table:formula="of:=TOBIN([.A119])" office:value-type="string" office:string-value="0111 0101">
            <text:p>0111 0101</text:p>
          </table:table-cell>
          <table:table-cell/>
          <table:table-cell table:formula="of:=&quot;0x&quot;&amp;TOHEX([.A119])" office:value-type="string" office:string-value="0x75">
            <text:p>0x75</text:p>
          </table:table-cell>
          <table:table-cell table:number-columns-repeated="1010"/>
        </table:table-row>
        <table:table-row table:style-name="ro2">
          <table:table-cell office:value-type="float" office:value="118">
            <text:p>118</text:p>
          </table:table-cell>
          <table:table-cell/>
          <table:table-cell table:formula="of:=TOBIN([.A120])" office:value-type="string" office:string-value="0111 0110">
            <text:p>0111 0110</text:p>
          </table:table-cell>
          <table:table-cell/>
          <table:table-cell table:formula="of:=&quot;0x&quot;&amp;TOHEX([.A120])" office:value-type="string" office:string-value="0x76">
            <text:p>0x76</text:p>
          </table:table-cell>
          <table:table-cell table:number-columns-repeated="1010"/>
        </table:table-row>
        <table:table-row table:style-name="ro2">
          <table:table-cell office:value-type="float" office:value="119">
            <text:p>119</text:p>
          </table:table-cell>
          <table:table-cell/>
          <table:table-cell table:formula="of:=TOBIN([.A121])" office:value-type="string" office:string-value="0111 0111">
            <text:p>0111 0111</text:p>
          </table:table-cell>
          <table:table-cell/>
          <table:table-cell table:formula="of:=&quot;0x&quot;&amp;TOHEX([.A121])" office:value-type="string" office:string-value="0x77">
            <text:p>0x77</text:p>
          </table:table-cell>
          <table:table-cell table:number-columns-repeated="1010"/>
        </table:table-row>
        <table:table-row table:style-name="ro2">
          <table:table-cell office:value-type="float" office:value="120">
            <text:p>120</text:p>
          </table:table-cell>
          <table:table-cell/>
          <table:table-cell table:formula="of:=TOBIN([.A122])" office:value-type="string" office:string-value="0111 1000">
            <text:p>0111 1000</text:p>
          </table:table-cell>
          <table:table-cell/>
          <table:table-cell table:formula="of:=&quot;0x&quot;&amp;TOHEX([.A122])" office:value-type="string" office:string-value="0x78">
            <text:p>0x78</text:p>
          </table:table-cell>
          <table:table-cell table:number-columns-repeated="1010"/>
        </table:table-row>
        <table:table-row table:style-name="ro2">
          <table:table-cell office:value-type="float" office:value="121">
            <text:p>121</text:p>
          </table:table-cell>
          <table:table-cell/>
          <table:table-cell table:formula="of:=TOBIN([.A123])" office:value-type="string" office:string-value="0111 1001">
            <text:p>0111 1001</text:p>
          </table:table-cell>
          <table:table-cell/>
          <table:table-cell table:formula="of:=&quot;0x&quot;&amp;TOHEX([.A123])" office:value-type="string" office:string-value="0x79">
            <text:p>0x79</text:p>
          </table:table-cell>
          <table:table-cell table:number-columns-repeated="1010"/>
        </table:table-row>
        <table:table-row table:style-name="ro2">
          <table:table-cell office:value-type="float" office:value="122">
            <text:p>122</text:p>
          </table:table-cell>
          <table:table-cell/>
          <table:table-cell table:formula="of:=TOBIN([.A124])" office:value-type="string" office:string-value="0111 1010">
            <text:p>0111 1010</text:p>
          </table:table-cell>
          <table:table-cell/>
          <table:table-cell table:formula="of:=&quot;0x&quot;&amp;TOHEX([.A124])" office:value-type="string" office:string-value="0x7A">
            <text:p>0x7A</text:p>
          </table:table-cell>
          <table:table-cell table:number-columns-repeated="1010"/>
        </table:table-row>
        <table:table-row table:style-name="ro2">
          <table:table-cell office:value-type="float" office:value="123">
            <text:p>123</text:p>
          </table:table-cell>
          <table:table-cell/>
          <table:table-cell table:formula="of:=TOBIN([.A125])" office:value-type="string" office:string-value="0111 1011">
            <text:p>0111 1011</text:p>
          </table:table-cell>
          <table:table-cell/>
          <table:table-cell table:formula="of:=&quot;0x&quot;&amp;TOHEX([.A125])" office:value-type="string" office:string-value="0x7B">
            <text:p>0x7B</text:p>
          </table:table-cell>
          <table:table-cell table:number-columns-repeated="1010"/>
        </table:table-row>
        <table:table-row table:style-name="ro2">
          <table:table-cell office:value-type="float" office:value="124">
            <text:p>124</text:p>
          </table:table-cell>
          <table:table-cell/>
          <table:table-cell table:formula="of:=TOBIN([.A126])" office:value-type="string" office:string-value="0111 1100">
            <text:p>0111 1100</text:p>
          </table:table-cell>
          <table:table-cell/>
          <table:table-cell table:formula="of:=&quot;0x&quot;&amp;TOHEX([.A126])" office:value-type="string" office:string-value="0x7C">
            <text:p>0x7C</text:p>
          </table:table-cell>
          <table:table-cell table:number-columns-repeated="1010"/>
        </table:table-row>
        <table:table-row table:style-name="ro2">
          <table:table-cell office:value-type="float" office:value="125">
            <text:p>125</text:p>
          </table:table-cell>
          <table:table-cell/>
          <table:table-cell table:formula="of:=TOBIN([.A127])" office:value-type="string" office:string-value="0111 1101">
            <text:p>0111 1101</text:p>
          </table:table-cell>
          <table:table-cell/>
          <table:table-cell table:formula="of:=&quot;0x&quot;&amp;TOHEX([.A127])" office:value-type="string" office:string-value="0x7D">
            <text:p>0x7D</text:p>
          </table:table-cell>
          <table:table-cell table:number-columns-repeated="1010"/>
        </table:table-row>
        <table:table-row table:style-name="ro2">
          <table:table-cell office:value-type="float" office:value="126">
            <text:p>126</text:p>
          </table:table-cell>
          <table:table-cell/>
          <table:table-cell table:formula="of:=TOBIN([.A128])" office:value-type="string" office:string-value="0111 1110">
            <text:p>0111 1110</text:p>
          </table:table-cell>
          <table:table-cell/>
          <table:table-cell table:formula="of:=&quot;0x&quot;&amp;TOHEX([.A128])" office:value-type="string" office:string-value="0x7E">
            <text:p>0x7E</text:p>
          </table:table-cell>
          <table:table-cell table:number-columns-repeated="1010"/>
        </table:table-row>
        <table:table-row table:style-name="ro2">
          <table:table-cell office:value-type="float" office:value="127">
            <text:p>127</text:p>
          </table:table-cell>
          <table:table-cell/>
          <table:table-cell table:formula="of:=TOBIN([.A129])" office:value-type="string" office:string-value="0111 1111">
            <text:p>0111 1111</text:p>
          </table:table-cell>
          <table:table-cell/>
          <table:table-cell table:formula="of:=&quot;0x&quot;&amp;TOHEX([.A129])" office:value-type="string" office:string-value="0x7F">
            <text:p>0x7F</text:p>
          </table:table-cell>
          <table:table-cell table:number-columns-repeated="1010"/>
        </table:table-row>
        <table:table-row table:style-name="ro2">
          <table:table-cell office:value-type="float" office:value="128">
            <text:p>128</text:p>
          </table:table-cell>
          <table:table-cell/>
          <table:table-cell table:formula="of:=TOBIN([.A130])" office:value-type="string" office:string-value="1000 0000">
            <text:p>1000 0000</text:p>
          </table:table-cell>
          <table:table-cell/>
          <table:table-cell table:formula="of:=&quot;0x&quot;&amp;TOHEX([.A130])" office:value-type="string" office:string-value="0x80">
            <text:p>0x80</text:p>
          </table:table-cell>
          <table:table-cell table:number-columns-repeated="1010"/>
        </table:table-row>
        <table:table-row table:style-name="ro2">
          <table:table-cell office:value-type="float" office:value="129">
            <text:p>129</text:p>
          </table:table-cell>
          <table:table-cell/>
          <table:table-cell table:formula="of:=TOBIN([.A131])" office:value-type="string" office:string-value="1000 0001">
            <text:p>1000 0001</text:p>
          </table:table-cell>
          <table:table-cell/>
          <table:table-cell table:formula="of:=&quot;0x&quot;&amp;TOHEX([.A131])" office:value-type="string" office:string-value="0x81">
            <text:p>0x81</text:p>
          </table:table-cell>
          <table:table-cell table:number-columns-repeated="1010"/>
        </table:table-row>
        <table:table-row table:style-name="ro2">
          <table:table-cell office:value-type="float" office:value="130">
            <text:p>130</text:p>
          </table:table-cell>
          <table:table-cell/>
          <table:table-cell table:formula="of:=TOBIN([.A132])" office:value-type="string" office:string-value="1000 0010">
            <text:p>1000 0010</text:p>
          </table:table-cell>
          <table:table-cell/>
          <table:table-cell table:formula="of:=&quot;0x&quot;&amp;TOHEX([.A132])" office:value-type="string" office:string-value="0x82">
            <text:p>0x82</text:p>
          </table:table-cell>
          <table:table-cell table:number-columns-repeated="1010"/>
        </table:table-row>
        <table:table-row table:style-name="ro2">
          <table:table-cell office:value-type="float" office:value="131">
            <text:p>131</text:p>
          </table:table-cell>
          <table:table-cell/>
          <table:table-cell table:formula="of:=TOBIN([.A133])" office:value-type="string" office:string-value="1000 0011">
            <text:p>1000 0011</text:p>
          </table:table-cell>
          <table:table-cell/>
          <table:table-cell table:formula="of:=&quot;0x&quot;&amp;TOHEX([.A133])" office:value-type="string" office:string-value="0x83">
            <text:p>0x83</text:p>
          </table:table-cell>
          <table:table-cell table:number-columns-repeated="1010"/>
        </table:table-row>
        <table:table-row table:style-name="ro2">
          <table:table-cell office:value-type="float" office:value="132">
            <text:p>132</text:p>
          </table:table-cell>
          <table:table-cell/>
          <table:table-cell table:formula="of:=TOBIN([.A134])" office:value-type="string" office:string-value="1000 0100">
            <text:p>1000 0100</text:p>
          </table:table-cell>
          <table:table-cell/>
          <table:table-cell table:formula="of:=&quot;0x&quot;&amp;TOHEX([.A134])" office:value-type="string" office:string-value="0x84">
            <text:p>0x84</text:p>
          </table:table-cell>
          <table:table-cell table:number-columns-repeated="1010"/>
        </table:table-row>
        <table:table-row table:style-name="ro2">
          <table:table-cell office:value-type="float" office:value="133">
            <text:p>133</text:p>
          </table:table-cell>
          <table:table-cell/>
          <table:table-cell table:formula="of:=TOBIN([.A135])" office:value-type="string" office:string-value="1000 0101">
            <text:p>1000 0101</text:p>
          </table:table-cell>
          <table:table-cell/>
          <table:table-cell table:formula="of:=&quot;0x&quot;&amp;TOHEX([.A135])" office:value-type="string" office:string-value="0x85">
            <text:p>0x85</text:p>
          </table:table-cell>
          <table:table-cell table:number-columns-repeated="1010"/>
        </table:table-row>
        <table:table-row table:style-name="ro2">
          <table:table-cell office:value-type="float" office:value="134">
            <text:p>134</text:p>
          </table:table-cell>
          <table:table-cell/>
          <table:table-cell table:formula="of:=TOBIN([.A136])" office:value-type="string" office:string-value="1000 0110">
            <text:p>1000 0110</text:p>
          </table:table-cell>
          <table:table-cell/>
          <table:table-cell table:formula="of:=&quot;0x&quot;&amp;TOHEX([.A136])" office:value-type="string" office:string-value="0x86">
            <text:p>0x86</text:p>
          </table:table-cell>
          <table:table-cell table:number-columns-repeated="1010"/>
        </table:table-row>
        <table:table-row table:style-name="ro2">
          <table:table-cell office:value-type="float" office:value="135">
            <text:p>135</text:p>
          </table:table-cell>
          <table:table-cell/>
          <table:table-cell table:formula="of:=TOBIN([.A137])" office:value-type="string" office:string-value="1000 0111">
            <text:p>1000 0111</text:p>
          </table:table-cell>
          <table:table-cell/>
          <table:table-cell table:formula="of:=&quot;0x&quot;&amp;TOHEX([.A137])" office:value-type="string" office:string-value="0x87">
            <text:p>0x87</text:p>
          </table:table-cell>
          <table:table-cell table:number-columns-repeated="1010"/>
        </table:table-row>
        <table:table-row table:style-name="ro2">
          <table:table-cell office:value-type="float" office:value="136">
            <text:p>136</text:p>
          </table:table-cell>
          <table:table-cell/>
          <table:table-cell table:formula="of:=TOBIN([.A138])" office:value-type="string" office:string-value="1000 1000">
            <text:p>1000 1000</text:p>
          </table:table-cell>
          <table:table-cell/>
          <table:table-cell table:formula="of:=&quot;0x&quot;&amp;TOHEX([.A138])" office:value-type="string" office:string-value="0x88">
            <text:p>0x88</text:p>
          </table:table-cell>
          <table:table-cell table:number-columns-repeated="1010"/>
        </table:table-row>
        <table:table-row table:style-name="ro2">
          <table:table-cell office:value-type="float" office:value="137">
            <text:p>137</text:p>
          </table:table-cell>
          <table:table-cell/>
          <table:table-cell table:formula="of:=TOBIN([.A139])" office:value-type="string" office:string-value="1000 1001">
            <text:p>1000 1001</text:p>
          </table:table-cell>
          <table:table-cell/>
          <table:table-cell table:formula="of:=&quot;0x&quot;&amp;TOHEX([.A139])" office:value-type="string" office:string-value="0x89">
            <text:p>0x89</text:p>
          </table:table-cell>
          <table:table-cell table:number-columns-repeated="1010"/>
        </table:table-row>
        <table:table-row table:style-name="ro2">
          <table:table-cell office:value-type="float" office:value="138">
            <text:p>138</text:p>
          </table:table-cell>
          <table:table-cell/>
          <table:table-cell table:formula="of:=TOBIN([.A140])" office:value-type="string" office:string-value="1000 1010">
            <text:p>1000 1010</text:p>
          </table:table-cell>
          <table:table-cell/>
          <table:table-cell table:formula="of:=&quot;0x&quot;&amp;TOHEX([.A140])" office:value-type="string" office:string-value="0x8A">
            <text:p>0x8A</text:p>
          </table:table-cell>
          <table:table-cell table:number-columns-repeated="1010"/>
        </table:table-row>
        <table:table-row table:style-name="ro2">
          <table:table-cell office:value-type="float" office:value="139">
            <text:p>139</text:p>
          </table:table-cell>
          <table:table-cell/>
          <table:table-cell table:formula="of:=TOBIN([.A141])" office:value-type="string" office:string-value="1000 1011">
            <text:p>1000 1011</text:p>
          </table:table-cell>
          <table:table-cell/>
          <table:table-cell table:formula="of:=&quot;0x&quot;&amp;TOHEX([.A141])" office:value-type="string" office:string-value="0x8B">
            <text:p>0x8B</text:p>
          </table:table-cell>
          <table:table-cell table:number-columns-repeated="1010"/>
        </table:table-row>
        <table:table-row table:style-name="ro2">
          <table:table-cell office:value-type="float" office:value="140">
            <text:p>140</text:p>
          </table:table-cell>
          <table:table-cell/>
          <table:table-cell table:formula="of:=TOBIN([.A142])" office:value-type="string" office:string-value="1000 1100">
            <text:p>1000 1100</text:p>
          </table:table-cell>
          <table:table-cell/>
          <table:table-cell table:formula="of:=&quot;0x&quot;&amp;TOHEX([.A142])" office:value-type="string" office:string-value="0x8C">
            <text:p>0x8C</text:p>
          </table:table-cell>
          <table:table-cell table:number-columns-repeated="1010"/>
        </table:table-row>
        <table:table-row table:style-name="ro2">
          <table:table-cell office:value-type="float" office:value="141">
            <text:p>141</text:p>
          </table:table-cell>
          <table:table-cell/>
          <table:table-cell table:formula="of:=TOBIN([.A143])" office:value-type="string" office:string-value="1000 1101">
            <text:p>1000 1101</text:p>
          </table:table-cell>
          <table:table-cell/>
          <table:table-cell table:formula="of:=&quot;0x&quot;&amp;TOHEX([.A143])" office:value-type="string" office:string-value="0x8D">
            <text:p>0x8D</text:p>
          </table:table-cell>
          <table:table-cell table:number-columns-repeated="1010"/>
        </table:table-row>
        <table:table-row table:style-name="ro2">
          <table:table-cell office:value-type="float" office:value="142">
            <text:p>142</text:p>
          </table:table-cell>
          <table:table-cell/>
          <table:table-cell table:formula="of:=TOBIN([.A144])" office:value-type="string" office:string-value="1000 1110">
            <text:p>1000 1110</text:p>
          </table:table-cell>
          <table:table-cell/>
          <table:table-cell table:formula="of:=&quot;0x&quot;&amp;TOHEX([.A144])" office:value-type="string" office:string-value="0x8E">
            <text:p>0x8E</text:p>
          </table:table-cell>
          <table:table-cell table:number-columns-repeated="1010"/>
        </table:table-row>
        <table:table-row table:style-name="ro2">
          <table:table-cell office:value-type="float" office:value="143">
            <text:p>143</text:p>
          </table:table-cell>
          <table:table-cell/>
          <table:table-cell table:formula="of:=TOBIN([.A145])" office:value-type="string" office:string-value="1000 1111">
            <text:p>1000 1111</text:p>
          </table:table-cell>
          <table:table-cell/>
          <table:table-cell table:formula="of:=&quot;0x&quot;&amp;TOHEX([.A145])" office:value-type="string" office:string-value="0x8F">
            <text:p>0x8F</text:p>
          </table:table-cell>
          <table:table-cell table:number-columns-repeated="1010"/>
        </table:table-row>
        <table:table-row table:style-name="ro2">
          <table:table-cell office:value-type="float" office:value="144">
            <text:p>144</text:p>
          </table:table-cell>
          <table:table-cell/>
          <table:table-cell table:formula="of:=TOBIN([.A146])" office:value-type="string" office:string-value="1001 0000">
            <text:p>1001 0000</text:p>
          </table:table-cell>
          <table:table-cell/>
          <table:table-cell table:formula="of:=&quot;0x&quot;&amp;TOHEX([.A146])" office:value-type="string" office:string-value="0x90">
            <text:p>0x90</text:p>
          </table:table-cell>
          <table:table-cell table:number-columns-repeated="1010"/>
        </table:table-row>
        <table:table-row table:style-name="ro2">
          <table:table-cell office:value-type="float" office:value="145">
            <text:p>145</text:p>
          </table:table-cell>
          <table:table-cell/>
          <table:table-cell table:formula="of:=TOBIN([.A147])" office:value-type="string" office:string-value="1001 0001">
            <text:p>1001 0001</text:p>
          </table:table-cell>
          <table:table-cell/>
          <table:table-cell table:formula="of:=&quot;0x&quot;&amp;TOHEX([.A147])" office:value-type="string" office:string-value="0x91">
            <text:p>0x91</text:p>
          </table:table-cell>
          <table:table-cell table:number-columns-repeated="1010"/>
        </table:table-row>
        <table:table-row table:style-name="ro2">
          <table:table-cell office:value-type="float" office:value="146">
            <text:p>146</text:p>
          </table:table-cell>
          <table:table-cell/>
          <table:table-cell table:formula="of:=TOBIN([.A148])" office:value-type="string" office:string-value="1001 0010">
            <text:p>1001 0010</text:p>
          </table:table-cell>
          <table:table-cell/>
          <table:table-cell table:formula="of:=&quot;0x&quot;&amp;TOHEX([.A148])" office:value-type="string" office:string-value="0x92">
            <text:p>0x92</text:p>
          </table:table-cell>
          <table:table-cell table:number-columns-repeated="1010"/>
        </table:table-row>
        <table:table-row table:style-name="ro2">
          <table:table-cell office:value-type="float" office:value="147">
            <text:p>147</text:p>
          </table:table-cell>
          <table:table-cell/>
          <table:table-cell table:formula="of:=TOBIN([.A149])" office:value-type="string" office:string-value="1001 0011">
            <text:p>1001 0011</text:p>
          </table:table-cell>
          <table:table-cell/>
          <table:table-cell table:formula="of:=&quot;0x&quot;&amp;TOHEX([.A149])" office:value-type="string" office:string-value="0x93">
            <text:p>0x93</text:p>
          </table:table-cell>
          <table:table-cell table:number-columns-repeated="1010"/>
        </table:table-row>
        <table:table-row table:style-name="ro2">
          <table:table-cell office:value-type="float" office:value="148">
            <text:p>148</text:p>
          </table:table-cell>
          <table:table-cell/>
          <table:table-cell table:formula="of:=TOBIN([.A150])" office:value-type="string" office:string-value="1001 0100">
            <text:p>1001 0100</text:p>
          </table:table-cell>
          <table:table-cell/>
          <table:table-cell table:formula="of:=&quot;0x&quot;&amp;TOHEX([.A150])" office:value-type="string" office:string-value="0x94">
            <text:p>0x94</text:p>
          </table:table-cell>
          <table:table-cell table:number-columns-repeated="1010"/>
        </table:table-row>
        <table:table-row table:style-name="ro2">
          <table:table-cell office:value-type="float" office:value="149">
            <text:p>149</text:p>
          </table:table-cell>
          <table:table-cell/>
          <table:table-cell table:formula="of:=TOBIN([.A151])" office:value-type="string" office:string-value="1001 0101">
            <text:p>1001 0101</text:p>
          </table:table-cell>
          <table:table-cell/>
          <table:table-cell table:formula="of:=&quot;0x&quot;&amp;TOHEX([.A151])" office:value-type="string" office:string-value="0x95">
            <text:p>0x95</text:p>
          </table:table-cell>
          <table:table-cell table:number-columns-repeated="1010"/>
        </table:table-row>
        <table:table-row table:style-name="ro2">
          <table:table-cell office:value-type="float" office:value="150">
            <text:p>150</text:p>
          </table:table-cell>
          <table:table-cell/>
          <table:table-cell table:formula="of:=TOBIN([.A152])" office:value-type="string" office:string-value="1001 0110">
            <text:p>1001 0110</text:p>
          </table:table-cell>
          <table:table-cell/>
          <table:table-cell table:formula="of:=&quot;0x&quot;&amp;TOHEX([.A152])" office:value-type="string" office:string-value="0x96">
            <text:p>0x96</text:p>
          </table:table-cell>
          <table:table-cell table:number-columns-repeated="1010"/>
        </table:table-row>
        <table:table-row table:style-name="ro2">
          <table:table-cell office:value-type="float" office:value="151">
            <text:p>151</text:p>
          </table:table-cell>
          <table:table-cell/>
          <table:table-cell table:formula="of:=TOBIN([.A153])" office:value-type="string" office:string-value="1001 0111">
            <text:p>1001 0111</text:p>
          </table:table-cell>
          <table:table-cell/>
          <table:table-cell table:formula="of:=&quot;0x&quot;&amp;TOHEX([.A153])" office:value-type="string" office:string-value="0x97">
            <text:p>0x97</text:p>
          </table:table-cell>
          <table:table-cell table:number-columns-repeated="1010"/>
        </table:table-row>
        <table:table-row table:style-name="ro2">
          <table:table-cell office:value-type="float" office:value="152">
            <text:p>152</text:p>
          </table:table-cell>
          <table:table-cell/>
          <table:table-cell table:formula="of:=TOBIN([.A154])" office:value-type="string" office:string-value="1001 1000">
            <text:p>1001 1000</text:p>
          </table:table-cell>
          <table:table-cell/>
          <table:table-cell table:formula="of:=&quot;0x&quot;&amp;TOHEX([.A154])" office:value-type="string" office:string-value="0x98">
            <text:p>0x98</text:p>
          </table:table-cell>
          <table:table-cell table:number-columns-repeated="1010"/>
        </table:table-row>
        <table:table-row table:style-name="ro2">
          <table:table-cell office:value-type="float" office:value="153">
            <text:p>153</text:p>
          </table:table-cell>
          <table:table-cell/>
          <table:table-cell table:formula="of:=TOBIN([.A155])" office:value-type="string" office:string-value="1001 1001">
            <text:p>1001 1001</text:p>
          </table:table-cell>
          <table:table-cell/>
          <table:table-cell table:formula="of:=&quot;0x&quot;&amp;TOHEX([.A155])" office:value-type="string" office:string-value="0x99">
            <text:p>0x99</text:p>
          </table:table-cell>
          <table:table-cell table:number-columns-repeated="1010"/>
        </table:table-row>
        <table:table-row table:style-name="ro2">
          <table:table-cell office:value-type="float" office:value="154">
            <text:p>154</text:p>
          </table:table-cell>
          <table:table-cell/>
          <table:table-cell table:formula="of:=TOBIN([.A156])" office:value-type="string" office:string-value="1001 1010">
            <text:p>1001 1010</text:p>
          </table:table-cell>
          <table:table-cell/>
          <table:table-cell table:formula="of:=&quot;0x&quot;&amp;TOHEX([.A156])" office:value-type="string" office:string-value="0x9A">
            <text:p>0x9A</text:p>
          </table:table-cell>
          <table:table-cell table:number-columns-repeated="1010"/>
        </table:table-row>
        <table:table-row table:style-name="ro2">
          <table:table-cell office:value-type="float" office:value="155">
            <text:p>155</text:p>
          </table:table-cell>
          <table:table-cell/>
          <table:table-cell table:formula="of:=TOBIN([.A157])" office:value-type="string" office:string-value="1001 1011">
            <text:p>1001 1011</text:p>
          </table:table-cell>
          <table:table-cell/>
          <table:table-cell table:formula="of:=&quot;0x&quot;&amp;TOHEX([.A157])" office:value-type="string" office:string-value="0x9B">
            <text:p>0x9B</text:p>
          </table:table-cell>
          <table:table-cell table:number-columns-repeated="1010"/>
        </table:table-row>
        <table:table-row table:style-name="ro2">
          <table:table-cell office:value-type="float" office:value="156">
            <text:p>156</text:p>
          </table:table-cell>
          <table:table-cell/>
          <table:table-cell table:formula="of:=TOBIN([.A158])" office:value-type="string" office:string-value="1001 1100">
            <text:p>1001 1100</text:p>
          </table:table-cell>
          <table:table-cell/>
          <table:table-cell table:formula="of:=&quot;0x&quot;&amp;TOHEX([.A158])" office:value-type="string" office:string-value="0x9C">
            <text:p>0x9C</text:p>
          </table:table-cell>
          <table:table-cell table:number-columns-repeated="1010"/>
        </table:table-row>
        <table:table-row table:style-name="ro2">
          <table:table-cell office:value-type="float" office:value="157">
            <text:p>157</text:p>
          </table:table-cell>
          <table:table-cell/>
          <table:table-cell table:formula="of:=TOBIN([.A159])" office:value-type="string" office:string-value="1001 1101">
            <text:p>1001 1101</text:p>
          </table:table-cell>
          <table:table-cell/>
          <table:table-cell table:formula="of:=&quot;0x&quot;&amp;TOHEX([.A159])" office:value-type="string" office:string-value="0x9D">
            <text:p>0x9D</text:p>
          </table:table-cell>
          <table:table-cell table:number-columns-repeated="1010"/>
        </table:table-row>
        <table:table-row table:style-name="ro2">
          <table:table-cell office:value-type="float" office:value="158">
            <text:p>158</text:p>
          </table:table-cell>
          <table:table-cell/>
          <table:table-cell table:formula="of:=TOBIN([.A160])" office:value-type="string" office:string-value="1001 1110">
            <text:p>1001 1110</text:p>
          </table:table-cell>
          <table:table-cell/>
          <table:table-cell table:formula="of:=&quot;0x&quot;&amp;TOHEX([.A160])" office:value-type="string" office:string-value="0x9E">
            <text:p>0x9E</text:p>
          </table:table-cell>
          <table:table-cell table:number-columns-repeated="1010"/>
        </table:table-row>
        <table:table-row table:style-name="ro2">
          <table:table-cell office:value-type="float" office:value="159">
            <text:p>159</text:p>
          </table:table-cell>
          <table:table-cell/>
          <table:table-cell table:formula="of:=TOBIN([.A161])" office:value-type="string" office:string-value="1001 1111">
            <text:p>1001 1111</text:p>
          </table:table-cell>
          <table:table-cell/>
          <table:table-cell table:formula="of:=&quot;0x&quot;&amp;TOHEX([.A161])" office:value-type="string" office:string-value="0x9F">
            <text:p>0x9F</text:p>
          </table:table-cell>
          <table:table-cell table:number-columns-repeated="1010"/>
        </table:table-row>
        <table:table-row table:style-name="ro2">
          <table:table-cell office:value-type="float" office:value="160">
            <text:p>160</text:p>
          </table:table-cell>
          <table:table-cell/>
          <table:table-cell table:formula="of:=TOBIN([.A162])" office:value-type="string" office:string-value="1010 0000">
            <text:p>1010 0000</text:p>
          </table:table-cell>
          <table:table-cell/>
          <table:table-cell table:formula="of:=&quot;0x&quot;&amp;TOHEX([.A162])" office:value-type="string" office:string-value="0xA0">
            <text:p>0xA0</text:p>
          </table:table-cell>
          <table:table-cell table:number-columns-repeated="1010"/>
        </table:table-row>
        <table:table-row table:style-name="ro2">
          <table:table-cell office:value-type="float" office:value="161">
            <text:p>161</text:p>
          </table:table-cell>
          <table:table-cell/>
          <table:table-cell table:formula="of:=TOBIN([.A163])" office:value-type="string" office:string-value="1010 0001">
            <text:p>1010 0001</text:p>
          </table:table-cell>
          <table:table-cell/>
          <table:table-cell table:formula="of:=&quot;0x&quot;&amp;TOHEX([.A163])" office:value-type="string" office:string-value="0xA1">
            <text:p>0xA1</text:p>
          </table:table-cell>
          <table:table-cell table:number-columns-repeated="1010"/>
        </table:table-row>
        <table:table-row table:style-name="ro2">
          <table:table-cell office:value-type="float" office:value="162">
            <text:p>162</text:p>
          </table:table-cell>
          <table:table-cell/>
          <table:table-cell table:formula="of:=TOBIN([.A164])" office:value-type="string" office:string-value="1010 0010">
            <text:p>1010 0010</text:p>
          </table:table-cell>
          <table:table-cell/>
          <table:table-cell table:formula="of:=&quot;0x&quot;&amp;TOHEX([.A164])" office:value-type="string" office:string-value="0xA2">
            <text:p>0xA2</text:p>
          </table:table-cell>
          <table:table-cell table:number-columns-repeated="1010"/>
        </table:table-row>
        <table:table-row table:style-name="ro2">
          <table:table-cell office:value-type="float" office:value="163">
            <text:p>163</text:p>
          </table:table-cell>
          <table:table-cell/>
          <table:table-cell table:formula="of:=TOBIN([.A165])" office:value-type="string" office:string-value="1010 0011">
            <text:p>1010 0011</text:p>
          </table:table-cell>
          <table:table-cell/>
          <table:table-cell table:formula="of:=&quot;0x&quot;&amp;TOHEX([.A165])" office:value-type="string" office:string-value="0xA3">
            <text:p>0xA3</text:p>
          </table:table-cell>
          <table:table-cell table:number-columns-repeated="1010"/>
        </table:table-row>
        <table:table-row table:style-name="ro2">
          <table:table-cell office:value-type="float" office:value="164">
            <text:p>164</text:p>
          </table:table-cell>
          <table:table-cell/>
          <table:table-cell table:formula="of:=TOBIN([.A166])" office:value-type="string" office:string-value="1010 0100">
            <text:p>1010 0100</text:p>
          </table:table-cell>
          <table:table-cell/>
          <table:table-cell table:formula="of:=&quot;0x&quot;&amp;TOHEX([.A166])" office:value-type="string" office:string-value="0xA4">
            <text:p>0xA4</text:p>
          </table:table-cell>
          <table:table-cell table:number-columns-repeated="1010"/>
        </table:table-row>
        <table:table-row table:style-name="ro2">
          <table:table-cell office:value-type="float" office:value="165">
            <text:p>165</text:p>
          </table:table-cell>
          <table:table-cell/>
          <table:table-cell table:formula="of:=TOBIN([.A167])" office:value-type="string" office:string-value="1010 0101">
            <text:p>1010 0101</text:p>
          </table:table-cell>
          <table:table-cell/>
          <table:table-cell table:formula="of:=&quot;0x&quot;&amp;TOHEX([.A167])" office:value-type="string" office:string-value="0xA5">
            <text:p>0xA5</text:p>
          </table:table-cell>
          <table:table-cell table:number-columns-repeated="1010"/>
        </table:table-row>
        <table:table-row table:style-name="ro2">
          <table:table-cell office:value-type="float" office:value="166">
            <text:p>166</text:p>
          </table:table-cell>
          <table:table-cell/>
          <table:table-cell table:formula="of:=TOBIN([.A168])" office:value-type="string" office:string-value="1010 0110">
            <text:p>1010 0110</text:p>
          </table:table-cell>
          <table:table-cell/>
          <table:table-cell table:formula="of:=&quot;0x&quot;&amp;TOHEX([.A168])" office:value-type="string" office:string-value="0xA6">
            <text:p>0xA6</text:p>
          </table:table-cell>
          <table:table-cell table:number-columns-repeated="1010"/>
        </table:table-row>
        <table:table-row table:style-name="ro2">
          <table:table-cell office:value-type="float" office:value="167">
            <text:p>167</text:p>
          </table:table-cell>
          <table:table-cell/>
          <table:table-cell table:formula="of:=TOBIN([.A169])" office:value-type="string" office:string-value="1010 0111">
            <text:p>1010 0111</text:p>
          </table:table-cell>
          <table:table-cell/>
          <table:table-cell table:formula="of:=&quot;0x&quot;&amp;TOHEX([.A169])" office:value-type="string" office:string-value="0xA7">
            <text:p>0xA7</text:p>
          </table:table-cell>
          <table:table-cell table:number-columns-repeated="1010"/>
        </table:table-row>
        <table:table-row table:style-name="ro2">
          <table:table-cell office:value-type="float" office:value="168">
            <text:p>168</text:p>
          </table:table-cell>
          <table:table-cell/>
          <table:table-cell table:formula="of:=TOBIN([.A170])" office:value-type="string" office:string-value="1010 1000">
            <text:p>1010 1000</text:p>
          </table:table-cell>
          <table:table-cell/>
          <table:table-cell table:formula="of:=&quot;0x&quot;&amp;TOHEX([.A170])" office:value-type="string" office:string-value="0xA8">
            <text:p>0xA8</text:p>
          </table:table-cell>
          <table:table-cell table:number-columns-repeated="1010"/>
        </table:table-row>
        <table:table-row table:style-name="ro2">
          <table:table-cell office:value-type="float" office:value="169">
            <text:p>169</text:p>
          </table:table-cell>
          <table:table-cell/>
          <table:table-cell table:formula="of:=TOBIN([.A171])" office:value-type="string" office:string-value="1010 1001">
            <text:p>1010 1001</text:p>
          </table:table-cell>
          <table:table-cell/>
          <table:table-cell table:formula="of:=&quot;0x&quot;&amp;TOHEX([.A171])" office:value-type="string" office:string-value="0xA9">
            <text:p>0xA9</text:p>
          </table:table-cell>
          <table:table-cell table:number-columns-repeated="1010"/>
        </table:table-row>
        <table:table-row table:style-name="ro2">
          <table:table-cell office:value-type="float" office:value="170">
            <text:p>170</text:p>
          </table:table-cell>
          <table:table-cell/>
          <table:table-cell table:formula="of:=TOBIN([.A172])" office:value-type="string" office:string-value="1010 1010">
            <text:p>1010 1010</text:p>
          </table:table-cell>
          <table:table-cell/>
          <table:table-cell table:formula="of:=&quot;0x&quot;&amp;TOHEX([.A172])" office:value-type="string" office:string-value="0xAA">
            <text:p>0xAA</text:p>
          </table:table-cell>
          <table:table-cell table:number-columns-repeated="1010"/>
        </table:table-row>
        <table:table-row table:style-name="ro2">
          <table:table-cell office:value-type="float" office:value="171">
            <text:p>171</text:p>
          </table:table-cell>
          <table:table-cell/>
          <table:table-cell table:formula="of:=TOBIN([.A173])" office:value-type="string" office:string-value="1010 1011">
            <text:p>1010 1011</text:p>
          </table:table-cell>
          <table:table-cell/>
          <table:table-cell table:formula="of:=&quot;0x&quot;&amp;TOHEX([.A173])" office:value-type="string" office:string-value="0xAB">
            <text:p>0xAB</text:p>
          </table:table-cell>
          <table:table-cell table:number-columns-repeated="1010"/>
        </table:table-row>
        <table:table-row table:style-name="ro2">
          <table:table-cell office:value-type="float" office:value="172">
            <text:p>172</text:p>
          </table:table-cell>
          <table:table-cell/>
          <table:table-cell table:formula="of:=TOBIN([.A174])" office:value-type="string" office:string-value="1010 1100">
            <text:p>1010 1100</text:p>
          </table:table-cell>
          <table:table-cell/>
          <table:table-cell table:formula="of:=&quot;0x&quot;&amp;TOHEX([.A174])" office:value-type="string" office:string-value="0xAC">
            <text:p>0xAC</text:p>
          </table:table-cell>
          <table:table-cell table:number-columns-repeated="1010"/>
        </table:table-row>
        <table:table-row table:style-name="ro2">
          <table:table-cell office:value-type="float" office:value="173">
            <text:p>173</text:p>
          </table:table-cell>
          <table:table-cell/>
          <table:table-cell table:formula="of:=TOBIN([.A175])" office:value-type="string" office:string-value="1010 1101">
            <text:p>1010 1101</text:p>
          </table:table-cell>
          <table:table-cell/>
          <table:table-cell table:formula="of:=&quot;0x&quot;&amp;TOHEX([.A175])" office:value-type="string" office:string-value="0xAD">
            <text:p>0xAD</text:p>
          </table:table-cell>
          <table:table-cell table:number-columns-repeated="1010"/>
        </table:table-row>
        <table:table-row table:style-name="ro2">
          <table:table-cell office:value-type="float" office:value="174">
            <text:p>174</text:p>
          </table:table-cell>
          <table:table-cell/>
          <table:table-cell table:formula="of:=TOBIN([.A176])" office:value-type="string" office:string-value="1010 1110">
            <text:p>1010 1110</text:p>
          </table:table-cell>
          <table:table-cell/>
          <table:table-cell table:formula="of:=&quot;0x&quot;&amp;TOHEX([.A176])" office:value-type="string" office:string-value="0xAE">
            <text:p>0xAE</text:p>
          </table:table-cell>
          <table:table-cell table:number-columns-repeated="1010"/>
        </table:table-row>
        <table:table-row table:style-name="ro2">
          <table:table-cell office:value-type="float" office:value="175">
            <text:p>175</text:p>
          </table:table-cell>
          <table:table-cell/>
          <table:table-cell table:formula="of:=TOBIN([.A177])" office:value-type="string" office:string-value="1010 1111">
            <text:p>1010 1111</text:p>
          </table:table-cell>
          <table:table-cell/>
          <table:table-cell table:formula="of:=&quot;0x&quot;&amp;TOHEX([.A177])" office:value-type="string" office:string-value="0xAF">
            <text:p>0xAF</text:p>
          </table:table-cell>
          <table:table-cell table:number-columns-repeated="1010"/>
        </table:table-row>
        <table:table-row table:style-name="ro2">
          <table:table-cell office:value-type="float" office:value="176">
            <text:p>176</text:p>
          </table:table-cell>
          <table:table-cell/>
          <table:table-cell table:formula="of:=TOBIN([.A178])" office:value-type="string" office:string-value="1011 0000">
            <text:p>1011 0000</text:p>
          </table:table-cell>
          <table:table-cell/>
          <table:table-cell table:formula="of:=&quot;0x&quot;&amp;TOHEX([.A178])" office:value-type="string" office:string-value="0xB0">
            <text:p>0xB0</text:p>
          </table:table-cell>
          <table:table-cell table:number-columns-repeated="1010"/>
        </table:table-row>
        <table:table-row table:style-name="ro2">
          <table:table-cell office:value-type="float" office:value="177">
            <text:p>177</text:p>
          </table:table-cell>
          <table:table-cell/>
          <table:table-cell table:formula="of:=TOBIN([.A179])" office:value-type="string" office:string-value="1011 0001">
            <text:p>1011 0001</text:p>
          </table:table-cell>
          <table:table-cell/>
          <table:table-cell table:formula="of:=&quot;0x&quot;&amp;TOHEX([.A179])" office:value-type="string" office:string-value="0xB1">
            <text:p>0xB1</text:p>
          </table:table-cell>
          <table:table-cell table:number-columns-repeated="1010"/>
        </table:table-row>
        <table:table-row table:style-name="ro2">
          <table:table-cell office:value-type="float" office:value="178">
            <text:p>178</text:p>
          </table:table-cell>
          <table:table-cell/>
          <table:table-cell table:formula="of:=TOBIN([.A180])" office:value-type="string" office:string-value="1011 0010">
            <text:p>1011 0010</text:p>
          </table:table-cell>
          <table:table-cell/>
          <table:table-cell table:formula="of:=&quot;0x&quot;&amp;TOHEX([.A180])" office:value-type="string" office:string-value="0xB2">
            <text:p>0xB2</text:p>
          </table:table-cell>
          <table:table-cell table:number-columns-repeated="1010"/>
        </table:table-row>
        <table:table-row table:style-name="ro2">
          <table:table-cell office:value-type="float" office:value="179">
            <text:p>179</text:p>
          </table:table-cell>
          <table:table-cell/>
          <table:table-cell table:formula="of:=TOBIN([.A181])" office:value-type="string" office:string-value="1011 0011">
            <text:p>1011 0011</text:p>
          </table:table-cell>
          <table:table-cell/>
          <table:table-cell table:formula="of:=&quot;0x&quot;&amp;TOHEX([.A181])" office:value-type="string" office:string-value="0xB3">
            <text:p>0xB3</text:p>
          </table:table-cell>
          <table:table-cell table:number-columns-repeated="1010"/>
        </table:table-row>
        <table:table-row table:style-name="ro2">
          <table:table-cell office:value-type="float" office:value="180">
            <text:p>180</text:p>
          </table:table-cell>
          <table:table-cell/>
          <table:table-cell table:formula="of:=TOBIN([.A182])" office:value-type="string" office:string-value="1011 0100">
            <text:p>1011 0100</text:p>
          </table:table-cell>
          <table:table-cell/>
          <table:table-cell table:formula="of:=&quot;0x&quot;&amp;TOHEX([.A182])" office:value-type="string" office:string-value="0xB4">
            <text:p>0xB4</text:p>
          </table:table-cell>
          <table:table-cell table:number-columns-repeated="1010"/>
        </table:table-row>
        <table:table-row table:style-name="ro2">
          <table:table-cell office:value-type="float" office:value="181">
            <text:p>181</text:p>
          </table:table-cell>
          <table:table-cell/>
          <table:table-cell table:formula="of:=TOBIN([.A183])" office:value-type="string" office:string-value="1011 0101">
            <text:p>1011 0101</text:p>
          </table:table-cell>
          <table:table-cell/>
          <table:table-cell table:formula="of:=&quot;0x&quot;&amp;TOHEX([.A183])" office:value-type="string" office:string-value="0xB5">
            <text:p>0xB5</text:p>
          </table:table-cell>
          <table:table-cell table:number-columns-repeated="1010"/>
        </table:table-row>
        <table:table-row table:style-name="ro2">
          <table:table-cell office:value-type="float" office:value="182">
            <text:p>182</text:p>
          </table:table-cell>
          <table:table-cell/>
          <table:table-cell table:formula="of:=TOBIN([.A184])" office:value-type="string" office:string-value="1011 0110">
            <text:p>1011 0110</text:p>
          </table:table-cell>
          <table:table-cell/>
          <table:table-cell table:formula="of:=&quot;0x&quot;&amp;TOHEX([.A184])" office:value-type="string" office:string-value="0xB6">
            <text:p>0xB6</text:p>
          </table:table-cell>
          <table:table-cell table:number-columns-repeated="1010"/>
        </table:table-row>
        <table:table-row table:style-name="ro2">
          <table:table-cell office:value-type="float" office:value="183">
            <text:p>183</text:p>
          </table:table-cell>
          <table:table-cell/>
          <table:table-cell table:formula="of:=TOBIN([.A185])" office:value-type="string" office:string-value="1011 0111">
            <text:p>1011 0111</text:p>
          </table:table-cell>
          <table:table-cell/>
          <table:table-cell table:formula="of:=&quot;0x&quot;&amp;TOHEX([.A185])" office:value-type="string" office:string-value="0xB7">
            <text:p>0xB7</text:p>
          </table:table-cell>
          <table:table-cell table:number-columns-repeated="1010"/>
        </table:table-row>
        <table:table-row table:style-name="ro2">
          <table:table-cell office:value-type="float" office:value="184">
            <text:p>184</text:p>
          </table:table-cell>
          <table:table-cell/>
          <table:table-cell table:formula="of:=TOBIN([.A186])" office:value-type="string" office:string-value="1011 1000">
            <text:p>1011 1000</text:p>
          </table:table-cell>
          <table:table-cell/>
          <table:table-cell table:formula="of:=&quot;0x&quot;&amp;TOHEX([.A186])" office:value-type="string" office:string-value="0xB8">
            <text:p>0xB8</text:p>
          </table:table-cell>
          <table:table-cell table:number-columns-repeated="1010"/>
        </table:table-row>
        <table:table-row table:style-name="ro2">
          <table:table-cell office:value-type="float" office:value="185">
            <text:p>185</text:p>
          </table:table-cell>
          <table:table-cell/>
          <table:table-cell table:formula="of:=TOBIN([.A187])" office:value-type="string" office:string-value="1011 1001">
            <text:p>1011 1001</text:p>
          </table:table-cell>
          <table:table-cell/>
          <table:table-cell table:formula="of:=&quot;0x&quot;&amp;TOHEX([.A187])" office:value-type="string" office:string-value="0xB9">
            <text:p>0xB9</text:p>
          </table:table-cell>
          <table:table-cell table:number-columns-repeated="1010"/>
        </table:table-row>
        <table:table-row table:style-name="ro2">
          <table:table-cell office:value-type="float" office:value="186">
            <text:p>186</text:p>
          </table:table-cell>
          <table:table-cell/>
          <table:table-cell table:formula="of:=TOBIN([.A188])" office:value-type="string" office:string-value="1011 1010">
            <text:p>1011 1010</text:p>
          </table:table-cell>
          <table:table-cell/>
          <table:table-cell table:formula="of:=&quot;0x&quot;&amp;TOHEX([.A188])" office:value-type="string" office:string-value="0xBA">
            <text:p>0xBA</text:p>
          </table:table-cell>
          <table:table-cell table:number-columns-repeated="1010"/>
        </table:table-row>
        <table:table-row table:style-name="ro2">
          <table:table-cell office:value-type="float" office:value="187">
            <text:p>187</text:p>
          </table:table-cell>
          <table:table-cell/>
          <table:table-cell table:formula="of:=TOBIN([.A189])" office:value-type="string" office:string-value="1011 1011">
            <text:p>1011 1011</text:p>
          </table:table-cell>
          <table:table-cell/>
          <table:table-cell table:formula="of:=&quot;0x&quot;&amp;TOHEX([.A189])" office:value-type="string" office:string-value="0xBB">
            <text:p>0xBB</text:p>
          </table:table-cell>
          <table:table-cell table:number-columns-repeated="1010"/>
        </table:table-row>
        <table:table-row table:style-name="ro2">
          <table:table-cell office:value-type="float" office:value="188">
            <text:p>188</text:p>
          </table:table-cell>
          <table:table-cell/>
          <table:table-cell table:formula="of:=TOBIN([.A190])" office:value-type="string" office:string-value="1011 1100">
            <text:p>1011 1100</text:p>
          </table:table-cell>
          <table:table-cell/>
          <table:table-cell table:formula="of:=&quot;0x&quot;&amp;TOHEX([.A190])" office:value-type="string" office:string-value="0xBC">
            <text:p>0xBC</text:p>
          </table:table-cell>
          <table:table-cell table:number-columns-repeated="1010"/>
        </table:table-row>
        <table:table-row table:style-name="ro2">
          <table:table-cell office:value-type="float" office:value="189">
            <text:p>189</text:p>
          </table:table-cell>
          <table:table-cell/>
          <table:table-cell table:formula="of:=TOBIN([.A191])" office:value-type="string" office:string-value="1011 1101">
            <text:p>1011 1101</text:p>
          </table:table-cell>
          <table:table-cell/>
          <table:table-cell table:formula="of:=&quot;0x&quot;&amp;TOHEX([.A191])" office:value-type="string" office:string-value="0xBD">
            <text:p>0xBD</text:p>
          </table:table-cell>
          <table:table-cell table:number-columns-repeated="1010"/>
        </table:table-row>
        <table:table-row table:style-name="ro2">
          <table:table-cell office:value-type="float" office:value="190">
            <text:p>190</text:p>
          </table:table-cell>
          <table:table-cell/>
          <table:table-cell table:formula="of:=TOBIN([.A192])" office:value-type="string" office:string-value="1011 1110">
            <text:p>1011 1110</text:p>
          </table:table-cell>
          <table:table-cell/>
          <table:table-cell table:formula="of:=&quot;0x&quot;&amp;TOHEX([.A192])" office:value-type="string" office:string-value="0xBE">
            <text:p>0xBE</text:p>
          </table:table-cell>
          <table:table-cell table:number-columns-repeated="1010"/>
        </table:table-row>
        <table:table-row table:style-name="ro2">
          <table:table-cell office:value-type="float" office:value="191">
            <text:p>191</text:p>
          </table:table-cell>
          <table:table-cell/>
          <table:table-cell table:formula="of:=TOBIN([.A193])" office:value-type="string" office:string-value="1011 1111">
            <text:p>1011 1111</text:p>
          </table:table-cell>
          <table:table-cell/>
          <table:table-cell table:formula="of:=&quot;0x&quot;&amp;TOHEX([.A193])" office:value-type="string" office:string-value="0xBF">
            <text:p>0xBF</text:p>
          </table:table-cell>
          <table:table-cell table:number-columns-repeated="1010"/>
        </table:table-row>
        <table:table-row table:style-name="ro2">
          <table:table-cell office:value-type="float" office:value="192">
            <text:p>192</text:p>
          </table:table-cell>
          <table:table-cell/>
          <table:table-cell table:formula="of:=TOBIN([.A194])" office:value-type="string" office:string-value="1100 0000">
            <text:p>1100 0000</text:p>
          </table:table-cell>
          <table:table-cell/>
          <table:table-cell table:formula="of:=&quot;0x&quot;&amp;TOHEX([.A194])" office:value-type="string" office:string-value="0xC0">
            <text:p>0xC0</text:p>
          </table:table-cell>
          <table:table-cell table:number-columns-repeated="1010"/>
        </table:table-row>
        <table:table-row table:style-name="ro2">
          <table:table-cell office:value-type="float" office:value="193">
            <text:p>193</text:p>
          </table:table-cell>
          <table:table-cell/>
          <table:table-cell table:formula="of:=TOBIN([.A195])" office:value-type="string" office:string-value="1100 0001">
            <text:p>1100 0001</text:p>
          </table:table-cell>
          <table:table-cell/>
          <table:table-cell table:formula="of:=&quot;0x&quot;&amp;TOHEX([.A195])" office:value-type="string" office:string-value="0xC1">
            <text:p>0xC1</text:p>
          </table:table-cell>
          <table:table-cell table:number-columns-repeated="1010"/>
        </table:table-row>
        <table:table-row table:style-name="ro2">
          <table:table-cell office:value-type="float" office:value="194">
            <text:p>194</text:p>
          </table:table-cell>
          <table:table-cell/>
          <table:table-cell table:formula="of:=TOBIN([.A196])" office:value-type="string" office:string-value="1100 0010">
            <text:p>1100 0010</text:p>
          </table:table-cell>
          <table:table-cell/>
          <table:table-cell table:formula="of:=&quot;0x&quot;&amp;TOHEX([.A196])" office:value-type="string" office:string-value="0xC2">
            <text:p>0xC2</text:p>
          </table:table-cell>
          <table:table-cell table:number-columns-repeated="1010"/>
        </table:table-row>
        <table:table-row table:style-name="ro2">
          <table:table-cell office:value-type="float" office:value="195">
            <text:p>195</text:p>
          </table:table-cell>
          <table:table-cell/>
          <table:table-cell table:formula="of:=TOBIN([.A197])" office:value-type="string" office:string-value="1100 0011">
            <text:p>1100 0011</text:p>
          </table:table-cell>
          <table:table-cell/>
          <table:table-cell table:formula="of:=&quot;0x&quot;&amp;TOHEX([.A197])" office:value-type="string" office:string-value="0xC3">
            <text:p>0xC3</text:p>
          </table:table-cell>
          <table:table-cell table:number-columns-repeated="1010"/>
        </table:table-row>
        <table:table-row table:style-name="ro2">
          <table:table-cell office:value-type="float" office:value="196">
            <text:p>196</text:p>
          </table:table-cell>
          <table:table-cell/>
          <table:table-cell table:formula="of:=TOBIN([.A198])" office:value-type="string" office:string-value="1100 0100">
            <text:p>1100 0100</text:p>
          </table:table-cell>
          <table:table-cell/>
          <table:table-cell table:formula="of:=&quot;0x&quot;&amp;TOHEX([.A198])" office:value-type="string" office:string-value="0xC4">
            <text:p>0xC4</text:p>
          </table:table-cell>
          <table:table-cell table:number-columns-repeated="1010"/>
        </table:table-row>
        <table:table-row table:style-name="ro2">
          <table:table-cell office:value-type="float" office:value="197">
            <text:p>197</text:p>
          </table:table-cell>
          <table:table-cell/>
          <table:table-cell table:formula="of:=TOBIN([.A199])" office:value-type="string" office:string-value="1100 0101">
            <text:p>1100 0101</text:p>
          </table:table-cell>
          <table:table-cell/>
          <table:table-cell table:formula="of:=&quot;0x&quot;&amp;TOHEX([.A199])" office:value-type="string" office:string-value="0xC5">
            <text:p>0xC5</text:p>
          </table:table-cell>
          <table:table-cell table:number-columns-repeated="1010"/>
        </table:table-row>
        <table:table-row table:style-name="ro2">
          <table:table-cell office:value-type="float" office:value="198">
            <text:p>198</text:p>
          </table:table-cell>
          <table:table-cell/>
          <table:table-cell table:formula="of:=TOBIN([.A200])" office:value-type="string" office:string-value="1100 0110">
            <text:p>1100 0110</text:p>
          </table:table-cell>
          <table:table-cell/>
          <table:table-cell table:formula="of:=&quot;0x&quot;&amp;TOHEX([.A200])" office:value-type="string" office:string-value="0xC6">
            <text:p>0xC6</text:p>
          </table:table-cell>
          <table:table-cell table:number-columns-repeated="1010"/>
        </table:table-row>
        <table:table-row table:style-name="ro2">
          <table:table-cell office:value-type="float" office:value="199">
            <text:p>199</text:p>
          </table:table-cell>
          <table:table-cell/>
          <table:table-cell table:formula="of:=TOBIN([.A201])" office:value-type="string" office:string-value="1100 0111">
            <text:p>1100 0111</text:p>
          </table:table-cell>
          <table:table-cell/>
          <table:table-cell table:formula="of:=&quot;0x&quot;&amp;TOHEX([.A201])" office:value-type="string" office:string-value="0xC7">
            <text:p>0xC7</text:p>
          </table:table-cell>
          <table:table-cell table:number-columns-repeated="1010"/>
        </table:table-row>
        <table:table-row table:style-name="ro2">
          <table:table-cell office:value-type="float" office:value="200">
            <text:p>200</text:p>
          </table:table-cell>
          <table:table-cell/>
          <table:table-cell table:formula="of:=TOBIN([.A202])" office:value-type="string" office:string-value="1100 1000">
            <text:p>1100 1000</text:p>
          </table:table-cell>
          <table:table-cell/>
          <table:table-cell table:formula="of:=&quot;0x&quot;&amp;TOHEX([.A202])" office:value-type="string" office:string-value="0xC8">
            <text:p>0xC8</text:p>
          </table:table-cell>
          <table:table-cell table:number-columns-repeated="1010"/>
        </table:table-row>
        <table:table-row table:style-name="ro2">
          <table:table-cell office:value-type="float" office:value="201">
            <text:p>201</text:p>
          </table:table-cell>
          <table:table-cell/>
          <table:table-cell table:formula="of:=TOBIN([.A203])" office:value-type="string" office:string-value="1100 1001">
            <text:p>1100 1001</text:p>
          </table:table-cell>
          <table:table-cell/>
          <table:table-cell table:formula="of:=&quot;0x&quot;&amp;TOHEX([.A203])" office:value-type="string" office:string-value="0xC9">
            <text:p>0xC9</text:p>
          </table:table-cell>
          <table:table-cell table:number-columns-repeated="1010"/>
        </table:table-row>
        <table:table-row table:style-name="ro2">
          <table:table-cell office:value-type="float" office:value="202">
            <text:p>202</text:p>
          </table:table-cell>
          <table:table-cell/>
          <table:table-cell table:formula="of:=TOBIN([.A204])" office:value-type="string" office:string-value="1100 1010">
            <text:p>1100 1010</text:p>
          </table:table-cell>
          <table:table-cell/>
          <table:table-cell table:formula="of:=&quot;0x&quot;&amp;TOHEX([.A204])" office:value-type="string" office:string-value="0xCA">
            <text:p>0xCA</text:p>
          </table:table-cell>
          <table:table-cell table:number-columns-repeated="1010"/>
        </table:table-row>
        <table:table-row table:style-name="ro2">
          <table:table-cell office:value-type="float" office:value="203">
            <text:p>203</text:p>
          </table:table-cell>
          <table:table-cell/>
          <table:table-cell table:formula="of:=TOBIN([.A205])" office:value-type="string" office:string-value="1100 1011">
            <text:p>1100 1011</text:p>
          </table:table-cell>
          <table:table-cell/>
          <table:table-cell table:formula="of:=&quot;0x&quot;&amp;TOHEX([.A205])" office:value-type="string" office:string-value="0xCB">
            <text:p>0xCB</text:p>
          </table:table-cell>
          <table:table-cell table:number-columns-repeated="1010"/>
        </table:table-row>
        <table:table-row table:style-name="ro2">
          <table:table-cell office:value-type="float" office:value="204">
            <text:p>204</text:p>
          </table:table-cell>
          <table:table-cell/>
          <table:table-cell table:formula="of:=TOBIN([.A206])" office:value-type="string" office:string-value="1100 1100">
            <text:p>1100 1100</text:p>
          </table:table-cell>
          <table:table-cell/>
          <table:table-cell table:formula="of:=&quot;0x&quot;&amp;TOHEX([.A206])" office:value-type="string" office:string-value="0xCC">
            <text:p>0xCC</text:p>
          </table:table-cell>
          <table:table-cell table:number-columns-repeated="1010"/>
        </table:table-row>
        <table:table-row table:style-name="ro2">
          <table:table-cell office:value-type="float" office:value="205">
            <text:p>205</text:p>
          </table:table-cell>
          <table:table-cell/>
          <table:table-cell table:formula="of:=TOBIN([.A207])" office:value-type="string" office:string-value="1100 1101">
            <text:p>1100 1101</text:p>
          </table:table-cell>
          <table:table-cell/>
          <table:table-cell table:formula="of:=&quot;0x&quot;&amp;TOHEX([.A207])" office:value-type="string" office:string-value="0xCD">
            <text:p>0xCD</text:p>
          </table:table-cell>
          <table:table-cell table:number-columns-repeated="1010"/>
        </table:table-row>
        <table:table-row table:style-name="ro2">
          <table:table-cell office:value-type="float" office:value="206">
            <text:p>206</text:p>
          </table:table-cell>
          <table:table-cell/>
          <table:table-cell table:formula="of:=TOBIN([.A208])" office:value-type="string" office:string-value="1100 1110">
            <text:p>1100 1110</text:p>
          </table:table-cell>
          <table:table-cell/>
          <table:table-cell table:formula="of:=&quot;0x&quot;&amp;TOHEX([.A208])" office:value-type="string" office:string-value="0xCE">
            <text:p>0xCE</text:p>
          </table:table-cell>
          <table:table-cell table:number-columns-repeated="1010"/>
        </table:table-row>
        <table:table-row table:style-name="ro2">
          <table:table-cell office:value-type="float" office:value="207">
            <text:p>207</text:p>
          </table:table-cell>
          <table:table-cell/>
          <table:table-cell table:formula="of:=TOBIN([.A209])" office:value-type="string" office:string-value="1100 1111">
            <text:p>1100 1111</text:p>
          </table:table-cell>
          <table:table-cell/>
          <table:table-cell table:formula="of:=&quot;0x&quot;&amp;TOHEX([.A209])" office:value-type="string" office:string-value="0xCF">
            <text:p>0xCF</text:p>
          </table:table-cell>
          <table:table-cell table:number-columns-repeated="1010"/>
        </table:table-row>
        <table:table-row table:style-name="ro2">
          <table:table-cell office:value-type="float" office:value="208">
            <text:p>208</text:p>
          </table:table-cell>
          <table:table-cell/>
          <table:table-cell table:formula="of:=TOBIN([.A210])" office:value-type="string" office:string-value="1101 0000">
            <text:p>1101 0000</text:p>
          </table:table-cell>
          <table:table-cell/>
          <table:table-cell table:formula="of:=&quot;0x&quot;&amp;TOHEX([.A210])" office:value-type="string" office:string-value="0xD0">
            <text:p>0xD0</text:p>
          </table:table-cell>
          <table:table-cell table:number-columns-repeated="1010"/>
        </table:table-row>
        <table:table-row table:style-name="ro2">
          <table:table-cell office:value-type="float" office:value="209">
            <text:p>209</text:p>
          </table:table-cell>
          <table:table-cell/>
          <table:table-cell table:formula="of:=TOBIN([.A211])" office:value-type="string" office:string-value="1101 0001">
            <text:p>1101 0001</text:p>
          </table:table-cell>
          <table:table-cell/>
          <table:table-cell table:formula="of:=&quot;0x&quot;&amp;TOHEX([.A211])" office:value-type="string" office:string-value="0xD1">
            <text:p>0xD1</text:p>
          </table:table-cell>
          <table:table-cell table:number-columns-repeated="1010"/>
        </table:table-row>
        <table:table-row table:style-name="ro2">
          <table:table-cell office:value-type="float" office:value="210">
            <text:p>210</text:p>
          </table:table-cell>
          <table:table-cell/>
          <table:table-cell table:formula="of:=TOBIN([.A212])" office:value-type="string" office:string-value="1101 0010">
            <text:p>1101 0010</text:p>
          </table:table-cell>
          <table:table-cell/>
          <table:table-cell table:formula="of:=&quot;0x&quot;&amp;TOHEX([.A212])" office:value-type="string" office:string-value="0xD2">
            <text:p>0xD2</text:p>
          </table:table-cell>
          <table:table-cell table:number-columns-repeated="1010"/>
        </table:table-row>
        <table:table-row table:style-name="ro2">
          <table:table-cell office:value-type="float" office:value="211">
            <text:p>211</text:p>
          </table:table-cell>
          <table:table-cell/>
          <table:table-cell table:formula="of:=TOBIN([.A213])" office:value-type="string" office:string-value="1101 0011">
            <text:p>1101 0011</text:p>
          </table:table-cell>
          <table:table-cell/>
          <table:table-cell table:formula="of:=&quot;0x&quot;&amp;TOHEX([.A213])" office:value-type="string" office:string-value="0xD3">
            <text:p>0xD3</text:p>
          </table:table-cell>
          <table:table-cell table:number-columns-repeated="1010"/>
        </table:table-row>
        <table:table-row table:style-name="ro2">
          <table:table-cell office:value-type="float" office:value="212">
            <text:p>212</text:p>
          </table:table-cell>
          <table:table-cell/>
          <table:table-cell table:formula="of:=TOBIN([.A214])" office:value-type="string" office:string-value="1101 0100">
            <text:p>1101 0100</text:p>
          </table:table-cell>
          <table:table-cell/>
          <table:table-cell table:formula="of:=&quot;0x&quot;&amp;TOHEX([.A214])" office:value-type="string" office:string-value="0xD4">
            <text:p>0xD4</text:p>
          </table:table-cell>
          <table:table-cell table:number-columns-repeated="1010"/>
        </table:table-row>
        <table:table-row table:style-name="ro2">
          <table:table-cell office:value-type="float" office:value="213">
            <text:p>213</text:p>
          </table:table-cell>
          <table:table-cell/>
          <table:table-cell table:formula="of:=TOBIN([.A215])" office:value-type="string" office:string-value="1101 0101">
            <text:p>1101 0101</text:p>
          </table:table-cell>
          <table:table-cell/>
          <table:table-cell table:formula="of:=&quot;0x&quot;&amp;TOHEX([.A215])" office:value-type="string" office:string-value="0xD5">
            <text:p>0xD5</text:p>
          </table:table-cell>
          <table:table-cell table:number-columns-repeated="1010"/>
        </table:table-row>
        <table:table-row table:style-name="ro2">
          <table:table-cell office:value-type="float" office:value="214">
            <text:p>214</text:p>
          </table:table-cell>
          <table:table-cell/>
          <table:table-cell table:formula="of:=TOBIN([.A216])" office:value-type="string" office:string-value="1101 0110">
            <text:p>1101 0110</text:p>
          </table:table-cell>
          <table:table-cell/>
          <table:table-cell table:formula="of:=&quot;0x&quot;&amp;TOHEX([.A216])" office:value-type="string" office:string-value="0xD6">
            <text:p>0xD6</text:p>
          </table:table-cell>
          <table:table-cell table:number-columns-repeated="1010"/>
        </table:table-row>
        <table:table-row table:style-name="ro2">
          <table:table-cell office:value-type="float" office:value="215">
            <text:p>215</text:p>
          </table:table-cell>
          <table:table-cell/>
          <table:table-cell table:formula="of:=TOBIN([.A217])" office:value-type="string" office:string-value="1101 0111">
            <text:p>1101 0111</text:p>
          </table:table-cell>
          <table:table-cell/>
          <table:table-cell table:formula="of:=&quot;0x&quot;&amp;TOHEX([.A217])" office:value-type="string" office:string-value="0xD7">
            <text:p>0xD7</text:p>
          </table:table-cell>
          <table:table-cell table:number-columns-repeated="1010"/>
        </table:table-row>
        <table:table-row table:style-name="ro2">
          <table:table-cell office:value-type="float" office:value="216">
            <text:p>216</text:p>
          </table:table-cell>
          <table:table-cell/>
          <table:table-cell table:formula="of:=TOBIN([.A218])" office:value-type="string" office:string-value="1101 1000">
            <text:p>1101 1000</text:p>
          </table:table-cell>
          <table:table-cell/>
          <table:table-cell table:formula="of:=&quot;0x&quot;&amp;TOHEX([.A218])" office:value-type="string" office:string-value="0xD8">
            <text:p>0xD8</text:p>
          </table:table-cell>
          <table:table-cell table:number-columns-repeated="1010"/>
        </table:table-row>
        <table:table-row table:style-name="ro2">
          <table:table-cell office:value-type="float" office:value="217">
            <text:p>217</text:p>
          </table:table-cell>
          <table:table-cell/>
          <table:table-cell table:formula="of:=TOBIN([.A219])" office:value-type="string" office:string-value="1101 1001">
            <text:p>1101 1001</text:p>
          </table:table-cell>
          <table:table-cell/>
          <table:table-cell table:formula="of:=&quot;0x&quot;&amp;TOHEX([.A219])" office:value-type="string" office:string-value="0xD9">
            <text:p>0xD9</text:p>
          </table:table-cell>
          <table:table-cell table:number-columns-repeated="1010"/>
        </table:table-row>
        <table:table-row table:style-name="ro2">
          <table:table-cell office:value-type="float" office:value="218">
            <text:p>218</text:p>
          </table:table-cell>
          <table:table-cell/>
          <table:table-cell table:formula="of:=TOBIN([.A220])" office:value-type="string" office:string-value="1101 1010">
            <text:p>1101 1010</text:p>
          </table:table-cell>
          <table:table-cell/>
          <table:table-cell table:formula="of:=&quot;0x&quot;&amp;TOHEX([.A220])" office:value-type="string" office:string-value="0xDA">
            <text:p>0xDA</text:p>
          </table:table-cell>
          <table:table-cell table:number-columns-repeated="1010"/>
        </table:table-row>
        <table:table-row table:style-name="ro2">
          <table:table-cell office:value-type="float" office:value="219">
            <text:p>219</text:p>
          </table:table-cell>
          <table:table-cell/>
          <table:table-cell table:formula="of:=TOBIN([.A221])" office:value-type="string" office:string-value="1101 1011">
            <text:p>1101 1011</text:p>
          </table:table-cell>
          <table:table-cell/>
          <table:table-cell table:formula="of:=&quot;0x&quot;&amp;TOHEX([.A221])" office:value-type="string" office:string-value="0xDB">
            <text:p>0xDB</text:p>
          </table:table-cell>
          <table:table-cell table:number-columns-repeated="1010"/>
        </table:table-row>
        <table:table-row table:style-name="ro2">
          <table:table-cell office:value-type="float" office:value="220">
            <text:p>220</text:p>
          </table:table-cell>
          <table:table-cell/>
          <table:table-cell table:formula="of:=TOBIN([.A222])" office:value-type="string" office:string-value="1101 1100">
            <text:p>1101 1100</text:p>
          </table:table-cell>
          <table:table-cell/>
          <table:table-cell table:formula="of:=&quot;0x&quot;&amp;TOHEX([.A222])" office:value-type="string" office:string-value="0xDC">
            <text:p>0xDC</text:p>
          </table:table-cell>
          <table:table-cell table:number-columns-repeated="1010"/>
        </table:table-row>
        <table:table-row table:style-name="ro2">
          <table:table-cell office:value-type="float" office:value="221">
            <text:p>221</text:p>
          </table:table-cell>
          <table:table-cell/>
          <table:table-cell table:formula="of:=TOBIN([.A223])" office:value-type="string" office:string-value="1101 1101">
            <text:p>1101 1101</text:p>
          </table:table-cell>
          <table:table-cell/>
          <table:table-cell table:formula="of:=&quot;0x&quot;&amp;TOHEX([.A223])" office:value-type="string" office:string-value="0xDD">
            <text:p>0xDD</text:p>
          </table:table-cell>
          <table:table-cell table:number-columns-repeated="1010"/>
        </table:table-row>
        <table:table-row table:style-name="ro2">
          <table:table-cell office:value-type="float" office:value="222">
            <text:p>222</text:p>
          </table:table-cell>
          <table:table-cell/>
          <table:table-cell table:formula="of:=TOBIN([.A224])" office:value-type="string" office:string-value="1101 1110">
            <text:p>1101 1110</text:p>
          </table:table-cell>
          <table:table-cell/>
          <table:table-cell table:formula="of:=&quot;0x&quot;&amp;TOHEX([.A224])" office:value-type="string" office:string-value="0xDE">
            <text:p>0xDE</text:p>
          </table:table-cell>
          <table:table-cell table:number-columns-repeated="1010"/>
        </table:table-row>
        <table:table-row table:style-name="ro2">
          <table:table-cell office:value-type="float" office:value="223">
            <text:p>223</text:p>
          </table:table-cell>
          <table:table-cell/>
          <table:table-cell table:formula="of:=TOBIN([.A225])" office:value-type="string" office:string-value="1101 1111">
            <text:p>1101 1111</text:p>
          </table:table-cell>
          <table:table-cell/>
          <table:table-cell table:formula="of:=&quot;0x&quot;&amp;TOHEX([.A225])" office:value-type="string" office:string-value="0xDF">
            <text:p>0xDF</text:p>
          </table:table-cell>
          <table:table-cell table:number-columns-repeated="1010"/>
        </table:table-row>
        <table:table-row table:style-name="ro2">
          <table:table-cell office:value-type="float" office:value="224">
            <text:p>224</text:p>
          </table:table-cell>
          <table:table-cell/>
          <table:table-cell table:formula="of:=TOBIN([.A226])" office:value-type="string" office:string-value="1110 0000">
            <text:p>1110 0000</text:p>
          </table:table-cell>
          <table:table-cell/>
          <table:table-cell table:formula="of:=&quot;0x&quot;&amp;TOHEX([.A226])" office:value-type="string" office:string-value="0xE0">
            <text:p>0xE0</text:p>
          </table:table-cell>
          <table:table-cell table:number-columns-repeated="1010"/>
        </table:table-row>
        <table:table-row table:style-name="ro2">
          <table:table-cell office:value-type="float" office:value="225">
            <text:p>225</text:p>
          </table:table-cell>
          <table:table-cell/>
          <table:table-cell table:formula="of:=TOBIN([.A227])" office:value-type="string" office:string-value="1110 0001">
            <text:p>1110 0001</text:p>
          </table:table-cell>
          <table:table-cell/>
          <table:table-cell table:formula="of:=&quot;0x&quot;&amp;TOHEX([.A227])" office:value-type="string" office:string-value="0xE1">
            <text:p>0xE1</text:p>
          </table:table-cell>
          <table:table-cell table:number-columns-repeated="1010"/>
        </table:table-row>
        <table:table-row table:style-name="ro2">
          <table:table-cell office:value-type="float" office:value="226">
            <text:p>226</text:p>
          </table:table-cell>
          <table:table-cell/>
          <table:table-cell table:formula="of:=TOBIN([.A228])" office:value-type="string" office:string-value="1110 0010">
            <text:p>1110 0010</text:p>
          </table:table-cell>
          <table:table-cell/>
          <table:table-cell table:formula="of:=&quot;0x&quot;&amp;TOHEX([.A228])" office:value-type="string" office:string-value="0xE2">
            <text:p>0xE2</text:p>
          </table:table-cell>
          <table:table-cell table:number-columns-repeated="1010"/>
        </table:table-row>
        <table:table-row table:style-name="ro2">
          <table:table-cell office:value-type="float" office:value="227">
            <text:p>227</text:p>
          </table:table-cell>
          <table:table-cell/>
          <table:table-cell table:formula="of:=TOBIN([.A229])" office:value-type="string" office:string-value="1110 0011">
            <text:p>1110 0011</text:p>
          </table:table-cell>
          <table:table-cell/>
          <table:table-cell table:formula="of:=&quot;0x&quot;&amp;TOHEX([.A229])" office:value-type="string" office:string-value="0xE3">
            <text:p>0xE3</text:p>
          </table:table-cell>
          <table:table-cell table:number-columns-repeated="1010"/>
        </table:table-row>
        <table:table-row table:style-name="ro2">
          <table:table-cell office:value-type="float" office:value="228">
            <text:p>228</text:p>
          </table:table-cell>
          <table:table-cell/>
          <table:table-cell table:formula="of:=TOBIN([.A230])" office:value-type="string" office:string-value="1110 0100">
            <text:p>1110 0100</text:p>
          </table:table-cell>
          <table:table-cell/>
          <table:table-cell table:formula="of:=&quot;0x&quot;&amp;TOHEX([.A230])" office:value-type="string" office:string-value="0xE4">
            <text:p>0xE4</text:p>
          </table:table-cell>
          <table:table-cell table:number-columns-repeated="1010"/>
        </table:table-row>
        <table:table-row table:style-name="ro2">
          <table:table-cell office:value-type="float" office:value="229">
            <text:p>229</text:p>
          </table:table-cell>
          <table:table-cell/>
          <table:table-cell table:formula="of:=TOBIN([.A231])" office:value-type="string" office:string-value="1110 0101">
            <text:p>1110 0101</text:p>
          </table:table-cell>
          <table:table-cell/>
          <table:table-cell table:formula="of:=&quot;0x&quot;&amp;TOHEX([.A231])" office:value-type="string" office:string-value="0xE5">
            <text:p>0xE5</text:p>
          </table:table-cell>
          <table:table-cell table:number-columns-repeated="1010"/>
        </table:table-row>
        <table:table-row table:style-name="ro2">
          <table:table-cell office:value-type="float" office:value="230">
            <text:p>230</text:p>
          </table:table-cell>
          <table:table-cell/>
          <table:table-cell table:formula="of:=TOBIN([.A232])" office:value-type="string" office:string-value="1110 0110">
            <text:p>1110 0110</text:p>
          </table:table-cell>
          <table:table-cell/>
          <table:table-cell table:formula="of:=&quot;0x&quot;&amp;TOHEX([.A232])" office:value-type="string" office:string-value="0xE6">
            <text:p>0xE6</text:p>
          </table:table-cell>
          <table:table-cell table:number-columns-repeated="1010"/>
        </table:table-row>
        <table:table-row table:style-name="ro2">
          <table:table-cell office:value-type="float" office:value="231">
            <text:p>231</text:p>
          </table:table-cell>
          <table:table-cell/>
          <table:table-cell table:formula="of:=TOBIN([.A233])" office:value-type="string" office:string-value="1110 0111">
            <text:p>1110 0111</text:p>
          </table:table-cell>
          <table:table-cell/>
          <table:table-cell table:formula="of:=&quot;0x&quot;&amp;TOHEX([.A233])" office:value-type="string" office:string-value="0xE7">
            <text:p>0xE7</text:p>
          </table:table-cell>
          <table:table-cell table:number-columns-repeated="1010"/>
        </table:table-row>
        <table:table-row table:style-name="ro2">
          <table:table-cell office:value-type="float" office:value="232">
            <text:p>232</text:p>
          </table:table-cell>
          <table:table-cell/>
          <table:table-cell table:formula="of:=TOBIN([.A234])" office:value-type="string" office:string-value="1110 1000">
            <text:p>1110 1000</text:p>
          </table:table-cell>
          <table:table-cell/>
          <table:table-cell table:formula="of:=&quot;0x&quot;&amp;TOHEX([.A234])" office:value-type="string" office:string-value="0xE8">
            <text:p>0xE8</text:p>
          </table:table-cell>
          <table:table-cell table:number-columns-repeated="1010"/>
        </table:table-row>
        <table:table-row table:style-name="ro2">
          <table:table-cell office:value-type="float" office:value="233">
            <text:p>233</text:p>
          </table:table-cell>
          <table:table-cell/>
          <table:table-cell table:formula="of:=TOBIN([.A235])" office:value-type="string" office:string-value="1110 1001">
            <text:p>1110 1001</text:p>
          </table:table-cell>
          <table:table-cell/>
          <table:table-cell table:formula="of:=&quot;0x&quot;&amp;TOHEX([.A235])" office:value-type="string" office:string-value="0xE9">
            <text:p>0xE9</text:p>
          </table:table-cell>
          <table:table-cell table:number-columns-repeated="1010"/>
        </table:table-row>
        <table:table-row table:style-name="ro2">
          <table:table-cell office:value-type="float" office:value="234">
            <text:p>234</text:p>
          </table:table-cell>
          <table:table-cell/>
          <table:table-cell table:formula="of:=TOBIN([.A236])" office:value-type="string" office:string-value="1110 1010">
            <text:p>1110 1010</text:p>
          </table:table-cell>
          <table:table-cell/>
          <table:table-cell table:formula="of:=&quot;0x&quot;&amp;TOHEX([.A236])" office:value-type="string" office:string-value="0xEA">
            <text:p>0xEA</text:p>
          </table:table-cell>
          <table:table-cell table:number-columns-repeated="1010"/>
        </table:table-row>
        <table:table-row table:style-name="ro2">
          <table:table-cell office:value-type="float" office:value="235">
            <text:p>235</text:p>
          </table:table-cell>
          <table:table-cell/>
          <table:table-cell table:formula="of:=TOBIN([.A237])" office:value-type="string" office:string-value="1110 1011">
            <text:p>1110 1011</text:p>
          </table:table-cell>
          <table:table-cell/>
          <table:table-cell table:formula="of:=&quot;0x&quot;&amp;TOHEX([.A237])" office:value-type="string" office:string-value="0xEB">
            <text:p>0xEB</text:p>
          </table:table-cell>
          <table:table-cell table:number-columns-repeated="1010"/>
        </table:table-row>
        <table:table-row table:style-name="ro2">
          <table:table-cell office:value-type="float" office:value="236">
            <text:p>236</text:p>
          </table:table-cell>
          <table:table-cell/>
          <table:table-cell table:formula="of:=TOBIN([.A238])" office:value-type="string" office:string-value="1110 1100">
            <text:p>1110 1100</text:p>
          </table:table-cell>
          <table:table-cell/>
          <table:table-cell table:formula="of:=&quot;0x&quot;&amp;TOHEX([.A238])" office:value-type="string" office:string-value="0xEC">
            <text:p>0xEC</text:p>
          </table:table-cell>
          <table:table-cell table:number-columns-repeated="1010"/>
        </table:table-row>
        <table:table-row table:style-name="ro2">
          <table:table-cell office:value-type="float" office:value="237">
            <text:p>237</text:p>
          </table:table-cell>
          <table:table-cell/>
          <table:table-cell table:formula="of:=TOBIN([.A239])" office:value-type="string" office:string-value="1110 1101">
            <text:p>1110 1101</text:p>
          </table:table-cell>
          <table:table-cell/>
          <table:table-cell table:formula="of:=&quot;0x&quot;&amp;TOHEX([.A239])" office:value-type="string" office:string-value="0xED">
            <text:p>0xED</text:p>
          </table:table-cell>
          <table:table-cell table:number-columns-repeated="1010"/>
        </table:table-row>
        <table:table-row table:style-name="ro2">
          <table:table-cell office:value-type="float" office:value="238">
            <text:p>238</text:p>
          </table:table-cell>
          <table:table-cell/>
          <table:table-cell table:formula="of:=TOBIN([.A240])" office:value-type="string" office:string-value="1110 1110">
            <text:p>1110 1110</text:p>
          </table:table-cell>
          <table:table-cell/>
          <table:table-cell table:formula="of:=&quot;0x&quot;&amp;TOHEX([.A240])" office:value-type="string" office:string-value="0xEE">
            <text:p>0xEE</text:p>
          </table:table-cell>
          <table:table-cell table:number-columns-repeated="1010"/>
        </table:table-row>
        <table:table-row table:style-name="ro2">
          <table:table-cell office:value-type="float" office:value="239">
            <text:p>239</text:p>
          </table:table-cell>
          <table:table-cell/>
          <table:table-cell table:formula="of:=TOBIN([.A241])" office:value-type="string" office:string-value="1110 1111">
            <text:p>1110 1111</text:p>
          </table:table-cell>
          <table:table-cell/>
          <table:table-cell table:formula="of:=&quot;0x&quot;&amp;TOHEX([.A241])" office:value-type="string" office:string-value="0xEF">
            <text:p>0xEF</text:p>
          </table:table-cell>
          <table:table-cell table:number-columns-repeated="1010"/>
        </table:table-row>
        <table:table-row table:style-name="ro2">
          <table:table-cell office:value-type="float" office:value="240">
            <text:p>240</text:p>
          </table:table-cell>
          <table:table-cell/>
          <table:table-cell table:formula="of:=TOBIN([.A242])" office:value-type="string" office:string-value="1111 0000">
            <text:p>1111 0000</text:p>
          </table:table-cell>
          <table:table-cell/>
          <table:table-cell table:formula="of:=&quot;0x&quot;&amp;TOHEX([.A242])" office:value-type="string" office:string-value="0xF0">
            <text:p>0xF0</text:p>
          </table:table-cell>
          <table:table-cell table:number-columns-repeated="1010"/>
        </table:table-row>
        <table:table-row table:style-name="ro2">
          <table:table-cell office:value-type="float" office:value="241">
            <text:p>241</text:p>
          </table:table-cell>
          <table:table-cell/>
          <table:table-cell table:formula="of:=TOBIN([.A243])" office:value-type="string" office:string-value="1111 0001">
            <text:p>1111 0001</text:p>
          </table:table-cell>
          <table:table-cell/>
          <table:table-cell table:formula="of:=&quot;0x&quot;&amp;TOHEX([.A243])" office:value-type="string" office:string-value="0xF1">
            <text:p>0xF1</text:p>
          </table:table-cell>
          <table:table-cell table:number-columns-repeated="1010"/>
        </table:table-row>
        <table:table-row table:style-name="ro2">
          <table:table-cell office:value-type="float" office:value="242">
            <text:p>242</text:p>
          </table:table-cell>
          <table:table-cell/>
          <table:table-cell table:formula="of:=TOBIN([.A244])" office:value-type="string" office:string-value="1111 0010">
            <text:p>1111 0010</text:p>
          </table:table-cell>
          <table:table-cell/>
          <table:table-cell table:formula="of:=&quot;0x&quot;&amp;TOHEX([.A244])" office:value-type="string" office:string-value="0xF2">
            <text:p>0xF2</text:p>
          </table:table-cell>
          <table:table-cell table:number-columns-repeated="1010"/>
        </table:table-row>
        <table:table-row table:style-name="ro2">
          <table:table-cell office:value-type="float" office:value="243">
            <text:p>243</text:p>
          </table:table-cell>
          <table:table-cell/>
          <table:table-cell table:formula="of:=TOBIN([.A245])" office:value-type="string" office:string-value="1111 0011">
            <text:p>1111 0011</text:p>
          </table:table-cell>
          <table:table-cell/>
          <table:table-cell table:formula="of:=&quot;0x&quot;&amp;TOHEX([.A245])" office:value-type="string" office:string-value="0xF3">
            <text:p>0xF3</text:p>
          </table:table-cell>
          <table:table-cell table:number-columns-repeated="1010"/>
        </table:table-row>
        <table:table-row table:style-name="ro2">
          <table:table-cell office:value-type="float" office:value="244">
            <text:p>244</text:p>
          </table:table-cell>
          <table:table-cell/>
          <table:table-cell table:formula="of:=TOBIN([.A246])" office:value-type="string" office:string-value="1111 0100">
            <text:p>1111 0100</text:p>
          </table:table-cell>
          <table:table-cell/>
          <table:table-cell table:formula="of:=&quot;0x&quot;&amp;TOHEX([.A246])" office:value-type="string" office:string-value="0xF4">
            <text:p>0xF4</text:p>
          </table:table-cell>
          <table:table-cell table:number-columns-repeated="1010"/>
        </table:table-row>
        <table:table-row table:style-name="ro2">
          <table:table-cell office:value-type="float" office:value="245">
            <text:p>245</text:p>
          </table:table-cell>
          <table:table-cell/>
          <table:table-cell table:formula="of:=TOBIN([.A247])" office:value-type="string" office:string-value="1111 0101">
            <text:p>1111 0101</text:p>
          </table:table-cell>
          <table:table-cell/>
          <table:table-cell table:formula="of:=&quot;0x&quot;&amp;TOHEX([.A247])" office:value-type="string" office:string-value="0xF5">
            <text:p>0xF5</text:p>
          </table:table-cell>
          <table:table-cell table:number-columns-repeated="1010"/>
        </table:table-row>
        <table:table-row table:style-name="ro2">
          <table:table-cell office:value-type="float" office:value="246">
            <text:p>246</text:p>
          </table:table-cell>
          <table:table-cell/>
          <table:table-cell table:formula="of:=TOBIN([.A248])" office:value-type="string" office:string-value="1111 0110">
            <text:p>1111 0110</text:p>
          </table:table-cell>
          <table:table-cell/>
          <table:table-cell table:formula="of:=&quot;0x&quot;&amp;TOHEX([.A248])" office:value-type="string" office:string-value="0xF6">
            <text:p>0xF6</text:p>
          </table:table-cell>
          <table:table-cell table:number-columns-repeated="1010"/>
        </table:table-row>
        <table:table-row table:style-name="ro2">
          <table:table-cell office:value-type="float" office:value="247">
            <text:p>247</text:p>
          </table:table-cell>
          <table:table-cell/>
          <table:table-cell table:formula="of:=TOBIN([.A249])" office:value-type="string" office:string-value="1111 0111">
            <text:p>1111 0111</text:p>
          </table:table-cell>
          <table:table-cell/>
          <table:table-cell table:formula="of:=&quot;0x&quot;&amp;TOHEX([.A249])" office:value-type="string" office:string-value="0xF7">
            <text:p>0xF7</text:p>
          </table:table-cell>
          <table:table-cell table:number-columns-repeated="1010"/>
        </table:table-row>
        <table:table-row table:style-name="ro2">
          <table:table-cell office:value-type="float" office:value="248">
            <text:p>248</text:p>
          </table:table-cell>
          <table:table-cell/>
          <table:table-cell table:formula="of:=TOBIN([.A250])" office:value-type="string" office:string-value="1111 1000">
            <text:p>1111 1000</text:p>
          </table:table-cell>
          <table:table-cell/>
          <table:table-cell table:formula="of:=&quot;0x&quot;&amp;TOHEX([.A250])" office:value-type="string" office:string-value="0xF8">
            <text:p>0xF8</text:p>
          </table:table-cell>
          <table:table-cell table:number-columns-repeated="1010"/>
        </table:table-row>
        <table:table-row table:style-name="ro2">
          <table:table-cell office:value-type="float" office:value="249">
            <text:p>249</text:p>
          </table:table-cell>
          <table:table-cell/>
          <table:table-cell table:formula="of:=TOBIN([.A251])" office:value-type="string" office:string-value="1111 1001">
            <text:p>1111 1001</text:p>
          </table:table-cell>
          <table:table-cell/>
          <table:table-cell table:formula="of:=&quot;0x&quot;&amp;TOHEX([.A251])" office:value-type="string" office:string-value="0xF9">
            <text:p>0xF9</text:p>
          </table:table-cell>
          <table:table-cell table:number-columns-repeated="1010"/>
        </table:table-row>
        <table:table-row table:style-name="ro2">
          <table:table-cell office:value-type="float" office:value="250">
            <text:p>250</text:p>
          </table:table-cell>
          <table:table-cell/>
          <table:table-cell table:formula="of:=TOBIN([.A252])" office:value-type="string" office:string-value="1111 1010">
            <text:p>1111 1010</text:p>
          </table:table-cell>
          <table:table-cell/>
          <table:table-cell table:formula="of:=&quot;0x&quot;&amp;TOHEX([.A252])" office:value-type="string" office:string-value="0xFA">
            <text:p>0xFA</text:p>
          </table:table-cell>
          <table:table-cell table:number-columns-repeated="1010"/>
        </table:table-row>
        <table:table-row table:style-name="ro2">
          <table:table-cell office:value-type="float" office:value="251">
            <text:p>251</text:p>
          </table:table-cell>
          <table:table-cell/>
          <table:table-cell table:formula="of:=TOBIN([.A253])" office:value-type="string" office:string-value="1111 1011">
            <text:p>1111 1011</text:p>
          </table:table-cell>
          <table:table-cell/>
          <table:table-cell table:formula="of:=&quot;0x&quot;&amp;TOHEX([.A253])" office:value-type="string" office:string-value="0xFB">
            <text:p>0xFB</text:p>
          </table:table-cell>
          <table:table-cell table:number-columns-repeated="1010"/>
        </table:table-row>
        <table:table-row table:style-name="ro2">
          <table:table-cell office:value-type="float" office:value="252">
            <text:p>252</text:p>
          </table:table-cell>
          <table:table-cell/>
          <table:table-cell table:formula="of:=TOBIN([.A254])" office:value-type="string" office:string-value="1111 1100">
            <text:p>1111 1100</text:p>
          </table:table-cell>
          <table:table-cell/>
          <table:table-cell table:formula="of:=&quot;0x&quot;&amp;TOHEX([.A254])" office:value-type="string" office:string-value="0xFC">
            <text:p>0xFC</text:p>
          </table:table-cell>
          <table:table-cell table:number-columns-repeated="1010"/>
        </table:table-row>
        <table:table-row table:style-name="ro2">
          <table:table-cell office:value-type="float" office:value="253">
            <text:p>253</text:p>
          </table:table-cell>
          <table:table-cell/>
          <table:table-cell table:formula="of:=TOBIN([.A255])" office:value-type="string" office:string-value="1111 1101">
            <text:p>1111 1101</text:p>
          </table:table-cell>
          <table:table-cell/>
          <table:table-cell table:formula="of:=&quot;0x&quot;&amp;TOHEX([.A255])" office:value-type="string" office:string-value="0xFD">
            <text:p>0xFD</text:p>
          </table:table-cell>
          <table:table-cell table:number-columns-repeated="1010"/>
        </table:table-row>
        <table:table-row table:style-name="ro2">
          <table:table-cell office:value-type="float" office:value="254">
            <text:p>254</text:p>
          </table:table-cell>
          <table:table-cell/>
          <table:table-cell table:formula="of:=TOBIN([.A256])" office:value-type="string" office:string-value="1111 1110">
            <text:p>1111 1110</text:p>
          </table:table-cell>
          <table:table-cell/>
          <table:table-cell table:formula="of:=&quot;0x&quot;&amp;TOHEX([.A256])" office:value-type="string" office:string-value="0xFE">
            <text:p>0xFE</text:p>
          </table:table-cell>
          <table:table-cell table:number-columns-repeated="1010"/>
        </table:table-row>
        <table:table-row table:style-name="ro2">
          <table:table-cell office:value-type="float" office:value="255">
            <text:p>255</text:p>
          </table:table-cell>
          <table:table-cell/>
          <table:table-cell table:formula="of:=TOBIN([.A257])" office:value-type="string" office:string-value="1111 1111">
            <text:p>1111 1111</text:p>
          </table:table-cell>
          <table:table-cell/>
          <table:table-cell table:formula="of:=&quot;0x&quot;&amp;TOHEX([.A257])" office:value-type="string" office:string-value="0xFF">
            <text:p>0xFF</text:p>
          </table:table-cell>
          <table:table-cell table:number-columns-repeated="1010"/>
        </table:table-row>
      </table:table>
      <table:table table:name="nomacro" table:style-name="ta1" table:print="false">
        <table:table-column table:style-name="co7" table:default-cell-style-name="ce3"/>
        <table:table-column table:style-name="co8" table:number-columns-repeated="3" table:default-cell-style-name="ce3"/>
        <table:table-column table:style-name="co9" table:default-cell-style-name="ce3"/>
        <table:table-column table:style-name="co8" table:number-columns-repeated="6" table:default-cell-style-name="ce3"/>
        <table:table-column table:style-name="co3" table:default-cell-style-name="ce3"/>
        <table:table-column table:style-name="co10" table:number-columns-repeated="4" table:default-cell-style-name="ce3"/>
        <table:table-column table:style-name="co3" table:number-columns-repeated="1008" table:default-cell-style-name="ce3"/>
        <table:table-row table:style-name="ro1">
          <table:table-cell table:style-name="ce2" office:value-type="string">
            <text:p>Dec</text:p>
          </table:table-cell>
          <table:table-cell table:style-name="ce2" table:number-columns-repeated="2"/>
          <table:table-cell table:style-name="ce4" office:value-type="string" table:number-columns-spanned="8" table:number-rows-spanned="1">
            <text:p>Bin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" table:number-columns-repeated="5"/>
          <table:table-cell table:style-name="ce2" office:value-type="string">
            <text:p>Hex</text:p>
          </table:table-cell>
          <table:table-cell table:style-name="ce2"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&quot;B&quot;&amp;+[.D4]" office:value-type="string" office:string-value="B7">
            <text:p>B7</text:p>
          </table:table-cell>
          <table:table-cell table:formula="of:=&quot;B&quot;&amp;+[.E4]" office:value-type="string" office:string-value="B6">
            <text:p>B6</text:p>
          </table:table-cell>
          <table:table-cell table:formula="of:=&quot;B&quot;&amp;+[.F4]" office:value-type="string" office:string-value="B5">
            <text:p>B5</text:p>
          </table:table-cell>
          <table:table-cell table:formula="of:=&quot;B&quot;&amp;+[.G4]" office:value-type="string" office:string-value="B4">
            <text:p>B4</text:p>
          </table:table-cell>
          <table:table-cell table:formula="of:=&quot;B&quot;&amp;+[.H4]" office:value-type="string" office:string-value="B3">
            <text:p>B3</text:p>
          </table:table-cell>
          <table:table-cell table:formula="of:=&quot;B&quot;&amp;+[.I4]" office:value-type="string" office:string-value="B2">
            <text:p>B2</text:p>
          </table:table-cell>
          <table:table-cell table:formula="of:=&quot;B&quot;&amp;+[.J4]" office:value-type="string" office:string-value="B1">
            <text:p>B1</text:p>
          </table:table-cell>
          <table:table-cell table:formula="of:=&quot;B&quot;&amp;+[.K4]" office:value-type="string" office:string-value="B0">
            <text:p>B0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0">
            <text:p>0</text:p>
          </table:table-cell>
          <table:table-cell/>
          <table:table-cell table:formula="of:=[.A6]" office:value-type="float" office:value="0">
            <text:p>0</text:p>
          </table:table-cell>
          <table:table-cell table:formula="of:=[.C5]-[.D6]*2^[.D$4]" office:value-type="float" office:value="0">
            <text:p>0</text:p>
          </table:table-cell>
          <table:table-cell table:formula="of:=[.D5]-[.E6]*2^[.E$4]" office:value-type="float" office:value="0">
            <text:p>0</text:p>
          </table:table-cell>
          <table:table-cell table:formula="of:=[.E5]-[.F6]*2^[.F$4]" office:value-type="float" office:value="0">
            <text:p>0</text:p>
          </table:table-cell>
          <table:table-cell table:formula="of:=[.F5]-[.G6]*2^[.G$4]" office:value-type="float" office:value="0">
            <text:p>0</text:p>
          </table:table-cell>
          <table:table-cell table:formula="of:=[.G5]-[.H6]*2^[.H$4]" office:value-type="float" office:value="0">
            <text:p>0</text:p>
          </table:table-cell>
          <table:table-cell table:formula="of:=[.H5]-[.I6]*2^[.I$4]" office:value-type="float" office:value="0">
            <text:p>0</text:p>
          </table:table-cell>
          <table:table-cell table:formula="of:=[.I5]-[.J6]*2^[.J$4]" office:value-type="float" office:value="0">
            <text:p>0</text:p>
          </table:table-cell>
          <table:table-cell table:formula="of:=[.J5]-[.K6]*2^[.K$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formula="of:=[.A5]" office:value-type="float" office:value="0">
            <text:p>0</text:p>
          </table:table-cell>
          <table:table-cell table:number-columns-repeated="2"/>
          <table:table-cell table:formula="of:=IF([.C5]&gt;=2^[.D$4];1;0)" office:value-type="float" office:value="0">
            <text:p>0</text:p>
          </table:table-cell>
          <table:table-cell table:formula="of:=IF([.D5]&gt;=2^[.E$4];1;0)" office:value-type="float" office:value="0">
            <text:p>0</text:p>
          </table:table-cell>
          <table:table-cell table:formula="of:=IF([.E5]&gt;=2^[.F$4];1;0)" office:value-type="float" office:value="0">
            <text:p>0</text:p>
          </table:table-cell>
          <table:table-cell table:formula="of:=IF([.F5]&gt;=2^[.G$4];1;0)" office:value-type="float" office:value="0">
            <text:p>0</text:p>
          </table:table-cell>
          <table:table-cell table:formula="of:=IF([.G5]&gt;=2^[.H$4];1;0)" office:value-type="float" office:value="0">
            <text:p>0</text:p>
          </table:table-cell>
          <table:table-cell table:formula="of:=IF([.H5]&gt;=2^[.I$4];1;0)" office:value-type="float" office:value="0">
            <text:p>0</text:p>
          </table:table-cell>
          <table:table-cell table:formula="of:=IF([.I5]&gt;=2^[.J$4];1;0)" office:value-type="float" office:value="0">
            <text:p>0</text:p>
          </table:table-cell>
          <table:table-cell table:formula="of:=IF([.J5]&gt;=2^[.K$4];1;0)" office:value-type="float" office:value="0">
            <text:p>0</text:p>
          </table:table-cell>
          <table:table-cell/>
          <table:table-cell table:formula="of:=[.G6]*2^0+[.F6]*2^1+[.E6]*2^2+[.D6]*2^3" office:value-type="float" office:value="0">
            <text:p>0</text:p>
          </table:table-cell>
          <table:table-cell table:formula="of:=[.K6]*2^0+[.J6]*2^1+[.I6]*2^2+[.H6]*2^3" office:value-type="float" office:value="0">
            <text:p>0</text:p>
          </table:table-cell>
          <table:table-cell table:formula="of:=IF([.M6]&lt;=9;[.M6];IF([.M6]=10;&quot;A&quot;;IF([.M6]=11;&quot;B&quot;;IF([.M6]=12;&quot;C&quot;;IF([.M6]=13;&quot;D&quot;;IF([.M6]=14;&quot;E&quot;;IF([.M6]=15;&quot;F&quot;)))))))" office:value-type="float" office:value="0">
            <text:p>0</text:p>
          </table:table-cell>
          <table:table-cell table:formula="of:=IF([.N6]&lt;=9;[.N6];IF([.N6]=10;&quot;A&quot;;IF([.N6]=11;&quot;B&quot;;IF([.N6]=12;&quot;C&quot;;IF([.N6]=13;&quot;D&quot;;IF([.N6]=14;&quot;E&quot;;IF([.N6]=15;&quot;F&quot;)))))))" office:value-type="float" office:value="0">
            <text:p>0</text:p>
          </table:table-cell>
          <table:table-cell table:formula="of:=&quot;0x&quot;&amp;[.O6]&amp;[.P6]" office:value-type="string" office:string-value="0x00">
            <text:p>0x00</text:p>
          </table:table-cell>
          <table:table-cell table:number-columns-repeated="100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d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14" table:default-cell-style-name="ce5"/>
        <table:table-column table:style-name="co15" table:default-cell-style-name="Default"/>
        <table:table-column table:style-name="co13" table:default-cell-style-name="Default"/>
        <table:table-column table:style-name="co3" table:default-cell-style-name="ce5"/>
        <table:table-column table:style-name="co4" table:default-cell-style-name="Default"/>
        <table:table-column table:style-name="co14" table:default-cell-style-name="ce5"/>
        <table:table-column table:style-name="co3" table:number-columns-repeated="1012" table:default-cell-style-name="Default"/>
        <table:table-row table:style-name="ro1">
          <table:table-cell table:style-name="ce1" office:value-type="string">
            <text:p>nb leds</text:p>
          </table:table-cell>
          <table:table-cell table:style-name="ce1"/>
          <table:table-cell table:style-name="ce1" office:value-type="string">
            <text:p>2^nb_leds-1</text:p>
          </table:table-cell>
          <table:table-cell table:style-name="ce1"/>
          <table:table-cell table:style-name="ce4" table:number-columns-repeated="2"/>
          <table:table-cell table:style-name="ce4" office:value-type="string">
            <text:p>Hex</text:p>
          </table:table-cell>
          <table:table-cell table:style-name="ce1"/>
          <table:table-cell table:style-name="ce1" office:value-type="string">
            <text:p>255-2^nb_leds+1</text:p>
          </table:table-cell>
          <table:table-cell table:style-name="ce4"/>
          <table:table-cell table:style-name="ce1"/>
          <table:table-cell table:style-name="ce4" office:value-type="string">
            <text:p>Hex</text:p>
          </table:table-cell>
          <table:table-cell table:style-name="ce1" table:number-columns-repeated="1012"/>
        </table:table-row>
        <table:table-row table:style-name="ro2">
          <table:table-cell office:value-type="float" office:value="0">
            <text:p>0</text:p>
          </table:table-cell>
          <table:table-cell/>
          <table:table-cell table:formula="of:=2^[.A2]-1" office:value-type="float" office:value="0">
            <text:p>0</text:p>
          </table:table-cell>
          <table:table-cell/>
          <table:table-cell table:formula="of:=TOBIN([.C2])" office:value-type="string" office:string-value="0000 0000">
            <text:p>0000 0000</text:p>
          </table:table-cell>
          <table:table-cell/>
          <table:table-cell table:formula="of:=&quot;0x&quot;&amp;TOHEX([.C2])" office:value-type="string" office:string-value="0x00">
            <text:p>0x00</text:p>
          </table:table-cell>
          <table:table-cell/>
          <table:table-cell table:formula="of:=255-2^[.A2]+1" office:value-type="float" office:value="255">
            <text:p>255</text:p>
          </table:table-cell>
          <table:table-cell table:formula="of:=TOBIN([.I2])" office:value-type="string" office:string-value="1111 1111">
            <text:p>1111 1111</text:p>
          </table:table-cell>
          <table:table-cell/>
          <table:table-cell table:formula="of:=&quot;0x&quot;&amp;TOHEX([.I2])" office:value-type="string" office:string-value="0xFF">
            <text:p>0xFF</text:p>
          </table:table-cell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/>
          <table:table-cell table:formula="of:=2^[.A3]-1" office:value-type="float" office:value="1">
            <text:p>1</text:p>
          </table:table-cell>
          <table:table-cell/>
          <table:table-cell table:formula="of:=TOBIN([.C3])" office:value-type="string" office:string-value="0000 0001">
            <text:p>0000 0001</text:p>
          </table:table-cell>
          <table:table-cell/>
          <table:table-cell table:formula="of:=&quot;0x&quot;&amp;TOHEX([.C3])" office:value-type="string" office:string-value="0x01">
            <text:p>0x01</text:p>
          </table:table-cell>
          <table:table-cell/>
          <table:table-cell table:formula="of:=255-2^[.A3]+1" office:value-type="float" office:value="254">
            <text:p>254</text:p>
          </table:table-cell>
          <table:table-cell table:formula="of:=TOBIN([.I3])" office:value-type="string" office:string-value="1111 1110">
            <text:p>1111 1110</text:p>
          </table:table-cell>
          <table:table-cell/>
          <table:table-cell table:formula="of:=&quot;0x&quot;&amp;TOHEX([.I3])" office:value-type="string" office:string-value="0xFE">
            <text:p>0xFE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/>
          <table:table-cell table:formula="of:=2^[.A4]-1" office:value-type="float" office:value="3">
            <text:p>3</text:p>
          </table:table-cell>
          <table:table-cell/>
          <table:table-cell table:formula="of:=TOBIN([.C4])" office:value-type="string" office:string-value="0000 0011">
            <text:p>0000 0011</text:p>
          </table:table-cell>
          <table:table-cell/>
          <table:table-cell table:formula="of:=&quot;0x&quot;&amp;TOHEX([.C4])" office:value-type="string" office:string-value="0x03">
            <text:p>0x03</text:p>
          </table:table-cell>
          <table:table-cell/>
          <table:table-cell table:formula="of:=255-2^[.A4]+1" office:value-type="float" office:value="252">
            <text:p>252</text:p>
          </table:table-cell>
          <table:table-cell table:formula="of:=TOBIN([.I4])" office:value-type="string" office:string-value="1111 1100">
            <text:p>1111 1100</text:p>
          </table:table-cell>
          <table:table-cell/>
          <table:table-cell table:formula="of:=&quot;0x&quot;&amp;TOHEX([.I4])" office:value-type="string" office:string-value="0xFC">
            <text:p>0xFC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/>
          <table:table-cell table:formula="of:=2^[.A5]-1" office:value-type="float" office:value="7">
            <text:p>7</text:p>
          </table:table-cell>
          <table:table-cell/>
          <table:table-cell table:formula="of:=TOBIN([.C5])" office:value-type="string" office:string-value="0000 0111">
            <text:p>0000 0111</text:p>
          </table:table-cell>
          <table:table-cell/>
          <table:table-cell table:formula="of:=&quot;0x&quot;&amp;TOHEX([.C5])" office:value-type="string" office:string-value="0x07">
            <text:p>0x07</text:p>
          </table:table-cell>
          <table:table-cell/>
          <table:table-cell table:formula="of:=255-2^[.A5]+1" office:value-type="float" office:value="248">
            <text:p>248</text:p>
          </table:table-cell>
          <table:table-cell table:formula="of:=TOBIN([.I5])" office:value-type="string" office:string-value="1111 1000">
            <text:p>1111 1000</text:p>
          </table:table-cell>
          <table:table-cell/>
          <table:table-cell table:formula="of:=&quot;0x&quot;&amp;TOHEX([.I5])" office:value-type="string" office:string-value="0xF8">
            <text:p>0xF8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/>
          <table:table-cell table:formula="of:=2^[.A6]-1" office:value-type="float" office:value="15">
            <text:p>15</text:p>
          </table:table-cell>
          <table:table-cell/>
          <table:table-cell table:formula="of:=TOBIN([.C6])" office:value-type="string" office:string-value="0000 1111">
            <text:p>0000 1111</text:p>
          </table:table-cell>
          <table:table-cell/>
          <table:table-cell table:formula="of:=&quot;0x&quot;&amp;TOHEX([.C6])" office:value-type="string" office:string-value="0x0F">
            <text:p>0x0F</text:p>
          </table:table-cell>
          <table:table-cell/>
          <table:table-cell table:formula="of:=255-2^[.A6]+1" office:value-type="float" office:value="240">
            <text:p>240</text:p>
          </table:table-cell>
          <table:table-cell table:formula="of:=TOBIN([.I6])" office:value-type="string" office:string-value="1111 0000">
            <text:p>1111 0000</text:p>
          </table:table-cell>
          <table:table-cell/>
          <table:table-cell table:formula="of:=&quot;0x&quot;&amp;TOHEX([.I6])" office:value-type="string" office:string-value="0xF0">
            <text:p>0xF0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/>
          <table:table-cell table:formula="of:=2^[.A7]-1" office:value-type="float" office:value="31">
            <text:p>31</text:p>
          </table:table-cell>
          <table:table-cell/>
          <table:table-cell table:formula="of:=TOBIN([.C7])" office:value-type="string" office:string-value="0001 1111">
            <text:p>0001 1111</text:p>
          </table:table-cell>
          <table:table-cell/>
          <table:table-cell table:formula="of:=&quot;0x&quot;&amp;TOHEX([.C7])" office:value-type="string" office:string-value="0x1F">
            <text:p>0x1F</text:p>
          </table:table-cell>
          <table:table-cell/>
          <table:table-cell table:formula="of:=255-2^[.A7]+1" office:value-type="float" office:value="224">
            <text:p>224</text:p>
          </table:table-cell>
          <table:table-cell table:formula="of:=TOBIN([.I7])" office:value-type="string" office:string-value="1110 0000">
            <text:p>1110 0000</text:p>
          </table:table-cell>
          <table:table-cell/>
          <table:table-cell table:formula="of:=&quot;0x&quot;&amp;TOHEX([.I7])" office:value-type="string" office:string-value="0xE0">
            <text:p>0xE0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/>
          <table:table-cell table:formula="of:=2^[.A8]-1" office:value-type="float" office:value="63">
            <text:p>63</text:p>
          </table:table-cell>
          <table:table-cell/>
          <table:table-cell table:formula="of:=TOBIN([.C8])" office:value-type="string" office:string-value="0011 1111">
            <text:p>0011 1111</text:p>
          </table:table-cell>
          <table:table-cell/>
          <table:table-cell table:formula="of:=&quot;0x&quot;&amp;TOHEX([.C8])" office:value-type="string" office:string-value="0x3F">
            <text:p>0x3F</text:p>
          </table:table-cell>
          <table:table-cell/>
          <table:table-cell table:formula="of:=255-2^[.A8]+1" office:value-type="float" office:value="192">
            <text:p>192</text:p>
          </table:table-cell>
          <table:table-cell table:formula="of:=TOBIN([.I8])" office:value-type="string" office:string-value="1100 0000">
            <text:p>1100 0000</text:p>
          </table:table-cell>
          <table:table-cell/>
          <table:table-cell table:formula="of:=&quot;0x&quot;&amp;TOHEX([.I8])" office:value-type="string" office:string-value="0xC0">
            <text:p>0xC0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/>
          <table:table-cell table:formula="of:=2^[.A9]-1" office:value-type="float" office:value="127">
            <text:p>127</text:p>
          </table:table-cell>
          <table:table-cell/>
          <table:table-cell table:formula="of:=TOBIN([.C9])" office:value-type="string" office:string-value="0111 1111">
            <text:p>0111 1111</text:p>
          </table:table-cell>
          <table:table-cell/>
          <table:table-cell table:formula="of:=&quot;0x&quot;&amp;TOHEX([.C9])" office:value-type="string" office:string-value="0x7F">
            <text:p>0x7F</text:p>
          </table:table-cell>
          <table:table-cell/>
          <table:table-cell table:formula="of:=255-2^[.A9]+1" office:value-type="float" office:value="128">
            <text:p>128</text:p>
          </table:table-cell>
          <table:table-cell table:formula="of:=TOBIN([.I9])" office:value-type="string" office:string-value="1000 0000">
            <text:p>1000 0000</text:p>
          </table:table-cell>
          <table:table-cell/>
          <table:table-cell table:formula="of:=&quot;0x&quot;&amp;TOHEX([.I9])" office:value-type="string" office:string-value="0x80">
            <text:p>0x80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/>
          <table:table-cell table:formula="of:=2^[.A10]-1" office:value-type="float" office:value="255">
            <text:p>255</text:p>
          </table:table-cell>
          <table:table-cell/>
          <table:table-cell table:formula="of:=TOBIN([.C10])" office:value-type="string" office:string-value="1111 1111">
            <text:p>1111 1111</text:p>
          </table:table-cell>
          <table:table-cell/>
          <table:table-cell table:formula="of:=&quot;0x&quot;&amp;TOHEX([.C10])" office:value-type="string" office:string-value="0xFF">
            <text:p>0xFF</text:p>
          </table:table-cell>
          <table:table-cell/>
          <table:table-cell table:formula="of:=255-2^[.A10]+1" office:value-type="float" office:value="0">
            <text:p>0</text:p>
          </table:table-cell>
          <table:table-cell table:formula="of:=TOBIN([.I10])" office:value-type="string" office:string-value="0000 0000">
            <text:p>0000 0000</text:p>
          </table:table-cell>
          <table:table-cell/>
          <table:table-cell table:formula="of:=&quot;0x&quot;&amp;TOHEX([.I10])" office:value-type="string" office:string-value="0x00">
            <text:p>0x00</text:p>
          </table:table-cell>
          <table:table-cell table:number-columns-repeated="1012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6">16/04/2010</text:date>, <text:time>21:0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6T19:48:09.04</meta:creation-date>
    <dc:date>2010-04-16T21:03:36.39</dc:date>
    <meta:editing-duration>PT01H14M55S</meta:editing-duration>
    <meta:editing-cycles>70</meta:editing-cycles>
    <meta:generator>OpenOffice.org/3.2$Win32 OpenOffice.org_project/320m12$Build-9483</meta:generator>
    <meta:document-statistic meta:table-count="3" meta:cell-count="89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Option Explicit

Function toBin(ByVal N as Integer, Optional bit As Integer) as String
Dim i as Integer
const Nbits as Integer = 8
Dim bin(0 to Nbits) as Integer

toBin = ""
For i = 0 to Nbits-1
	If i=4 Then
		toBin = toBin &amp; " "
	End If
	
	If N &gt;= 2^(Nbits-1-i) Then
		bin(Nbits-1-i) = 1
		N = N-2^(Nbits-1-i)
		toBin = toBin &amp; "1"
	Else
		bin(Nbits-1-i) = 0
		toBin = toBin &amp; "0" 
	End If
	
	If Not IsMissing (bit) Then
		toBin = bin(bit)
	End If
Next i

REM toBin = "xxx"
End Function

Function toHexC(ByVal N as Integer) as String
If N&lt;=9 then
	toHexC = N
ElseIf N &lt;= 15 then
	If N = 10 then
		toHexC = "A"
	ElseIf N = 11 then
		toHexC = "B"
	ElseIf N = 12 then
		toHexC = "C"
	ElseIf N = 13 then
		toHexC = "D"
	ElseIf N = 14 then
		toHexC = "E"
	ElseIf N = 15 then
		toHexC = "F"
	EndIf
End If
End Function

Function toHex(ByVal N as Integer) as String
If N&lt;=15 then
	toHex = "0"&amp;toHexC(N)
Else
	toHex = ""
	Dim i as Integer
	dim k as integer
	For i = 1 to 0 step -1
		If N &gt;= 16^i Then
			k = int(N/16^i)
			toHex = toHex &amp; toHexC(k)
			N = N-k*16^i
		Else
			toHex = toHex &amp; "0"
		End If
	Next i
End If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